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D100000124CCCCDE3EF6235A59.png" manifest:media-type="image/png"/>
  <manifest:file-entry manifest:full-path="Pictures/100655E60000383D0000234CEDEEE41E31280148.svg" manifest:media-type="image/svg+xml"/>
  <manifest:file-entry manifest:full-path="Pictures/1005FD7400002F6B0000234C443E3DC1EF5C2FBC.svg" manifest:media-type="image/svg+xml"/>
  <manifest:file-entry manifest:full-path="Pictures/100636B700002F6B0000234CA8FD0E6815432310.svg" manifest:media-type="image/svg+xml"/>
  <manifest:file-entry manifest:full-path="Pictures/100002010000018800000124FC7B80B7625BB60F.png" manifest:media-type="image/png"/>
  <manifest:file-entry manifest:full-path="Pictures/1006B23E00002EDE0000234C204DC64B0239833B.svg" manifest:media-type="image/svg+xml"/>
  <manifest:file-entry manifest:full-path="Pictures/10000201000000F3000000AD43AB1393F0022726.png" manifest:media-type="image/png"/>
  <manifest:file-entry manifest:full-path="Pictures/10000201000001880000012428AC886EA23EE1AB.png" manifest:media-type="image/png"/>
  <manifest:file-entry manifest:full-path="Pictures/10000000000004C4000003E65E3B79BAAFC86BE8.png" manifest:media-type="image/png"/>
  <manifest:file-entry manifest:full-path="Pictures/100612B200002F6B0000234C68C35AEE8ED673FD.svg" manifest:media-type="image/svg+xml"/>
  <manifest:file-entry manifest:full-path="Pictures/100050340000272A0000272A0907D132C33D4506.svg" manifest:media-type="image/svg+xml"/>
  <manifest:file-entry manifest:full-path="Pictures/10000201000001880000012476A6518525CCB69F.png" manifest:media-type="image/png"/>
  <manifest:file-entry manifest:full-path="Pictures/10000201000004E40000018FC8EFD33D46E26E7C.png" manifest:media-type="image/png"/>
  <manifest:file-entry manifest:full-path="Pictures/10000201000000B400000079585EE560241943BA.png" manifest:media-type="image/png"/>
  <manifest:file-entry manifest:full-path="Pictures/10039AD600001D5E000014F0A36DF3392DE4538D.svg" manifest:media-type="image/svg+xml"/>
  <manifest:file-entry manifest:full-path="Pictures/1000020100000188000001245A0946DF1D57A487.png" manifest:media-type="image/png"/>
  <manifest:file-entry manifest:full-path="Pictures/10024A650000203C000014D6266168B849424DCB.svg" manifest:media-type="image/svg+xml"/>
  <manifest:file-entry manifest:full-path="Pictures/100002010000014400000144A36C0F51AAAA1FB6.png" manifest:media-type="image/png"/>
  <manifest:file-entry manifest:full-path="Pictures/100002010000010A000000ACAA6675A05FCD79CA.png" manifest:media-type="image/png"/>
  <manifest:file-entry manifest:full-path="Pictures/10000000000001C2000001288B1B474C9C9B2AE6.jpg" manifest:media-type="image/jpeg"/>
  <manifest:file-entry manifest:full-path="Pictures/100002010000010A000000ACF0637F25552549B8.png" manifest:media-type="image/png"/>
  <manifest:file-entry manifest:full-path="Pictures/10000201000001830000012412352D447F9FF3E7.png" manifest:media-type="image/png"/>
  <manifest:file-entry manifest:full-path="Pictures/1006139200002F6B0000234C8E01A44C78512594.svg" manifest:media-type="image/svg+xml"/>
  <manifest:file-entry manifest:full-path="Pictures/1000000000000486000004ACF330D8A822F9E499.png" manifest:media-type="image/png"/>
  <manifest:file-entry manifest:full-path="Pictures/10024BC70000203C000014D63630233BC6DA498E.svg" manifest:media-type="image/svg+xml"/>
  <manifest:file-entry manifest:full-path="Pictures/100205430000CAB8000040A8D60CB4D9CFB9DB27.svg" manifest:media-type="image/svg+xml"/>
  <manifest:file-entry manifest:full-path="Pictures/10000C90000015BB00000EB0A4C3FFA7BBCC274B.svg" manifest:media-type="image/svg+xml"/>
  <manifest:file-entry manifest:full-path="Pictures/100000000000030100000107E2E6F083CDC1C7F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06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5cm" draw:marker-start-width="0.335cm" draw:marker-end-width="0.335cm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objectwithoutfill">
      <style:graphic-properties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5" style:family="graphic" style:parent-style-name="objectwithoutfill">
      <style:graphic-properties draw:stroke="dash" draw:stroke-dash="Coarse_20_Dashed" draw:marker-start="Arrow" draw:marker-start-width="0.18cm" draw:marker-end="" draw:marker-end-width="0.2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28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1" style:family="graphic" style:parent-style-name="objectwithoutfill">
      <style:graphic-properties draw:textarea-vertical-align="middle" draw:auto-grow-height="false" fo:min-height="1.75cm" fo:min-width="1.5cm"/>
    </style:style>
    <style:style style:name="gr32" style:family="graphic" style:parent-style-name="objectwithoutfill">
      <style:graphic-properties draw:textarea-vertical-align="middle" draw:auto-grow-height="false" fo:min-height="1.448cm" fo:min-width="1.1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7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2" style:family="graphic" style:parent-style-name="objectwithoutfill">
      <style:graphic-properties draw:textarea-vertical-align="middle" draw:auto-grow-height="false" fo:min-height="0.9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5.6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49" style:family="graphic" style:parent-style-name="objectwithoutfill">
      <style:graphic-properties svg:stroke-color="#0073a4" draw:marker-end="Arrow" draw:fill="none" draw:textarea-vertical-align="middle"/>
    </style:style>
    <style:style style:name="gr50" style:family="graphic" style:parent-style-name="objectwithoutfill">
      <style:graphic-properties draw:textarea-vertical-align="middle" draw:auto-grow-height="false" fo:min-height="2.15cm" fo:min-width="1.7cm"/>
    </style:style>
    <style:style style:name="gr51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58" style:family="graphic" style:parent-style-name="objectwithoutfill">
      <style:graphic-properties svg:stroke-color="#ff9900" draw:fill="none" draw:textarea-vertical-align="middle"/>
    </style:style>
    <style:style style:name="gr59" style:family="graphic" style:parent-style-name="objectwithoutfill">
      <style:graphic-properties svg:stroke-color="#33cc00" draw:fill="none" draw:textarea-vertical-align="middle"/>
    </style:style>
    <style:style style:name="gr60" style:family="graphic" style:parent-style-name="objectwithoutfill">
      <style:graphic-properties svg:stroke-color="#3366ff" draw:fill="none" draw:textarea-vertical-align="middle"/>
    </style:style>
    <style:style style:name="gr61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2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3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69" style:family="graphic" style:parent-style-name="standard">
      <style:graphic-properties draw:stroke="none" draw:fill="solid" draw:fill-color="#eeeeee" fo:min-height="6.8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5" style:family="graphic" style:parent-style-name="standard">
      <style:graphic-properties draw:stroke="none" draw:fill="none" fo:min-height="0.7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7.474cm"/>
    </style:style>
    <style:style style:name="gr77" style:family="graphic" style:parent-style-name="standard">
      <style:graphic-properties draw:stroke="none" draw:fill="solid" draw:fill-color="#eeeeee" fo:min-height="8.994cm"/>
    </style:style>
    <style:style style:name="gr78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79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6.564cm"/>
    </style:style>
    <style:style style:name="gr8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6.106cm"/>
    </style:style>
    <style:style style:name="gr83" style:family="graphic" style:parent-style-name="objectwithoutfill">
      <style:graphic-properties draw:textarea-vertical-align="middle" draw:auto-grow-height="false" fo:min-height="0.034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5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6" style:family="graphic" style:parent-style-name="objectwithoutfill">
      <style:graphic-properties draw:stroke="solid" draw:stroke-dash="Coarse_20_Dashed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3" style:family="graphic" style:parent-style-name="standard">
      <style:graphic-properties draw:stroke="none" draw:fill="solid" draw:fill-color="#eeeeee" fo:min-height="7.93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5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98" style:family="graphic" style:parent-style-name="standard">
      <style:graphic-properties draw:stroke="none" draw:fill="solid" draw:fill-color="#eeeeee" fo:min-height="10.052cm"/>
    </style:style>
    <style:style style:name="gr99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100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101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2" style:family="graphic" style:parent-style-name="standard">
      <style:graphic-properties draw:stroke="none" draw:fill="solid" draw:fill-color="#eeeeee" fo:min-height="1.15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16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35cm" fo:min-width="8.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7.406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5.234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6.45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draw:textarea-horizontal-align="center"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auto-grow-height="true" fo:min-height="16.45cm"/>
    </style:style>
    <style:style style:name="pr7" style:family="presentation" style:parent-style-name="Default-notes">
      <style:graphic-properties draw:auto-grow-height="false" fo:min-height="13.364cm"/>
    </style:style>
    <style:style style:name="pr8" style:family="presentation" style:parent-style-name="Default-notes">
      <style:graphic-properties draw:fill-color="#ffffff" draw:auto-grow-height="false" fo:min-height="13.364cm"/>
    </style:style>
    <style:style style:name="pr9" style:family="presentation" style:parent-style-name="Default-notes">
      <style:graphic-properties draw:fill-color="#ffffff" fo:min-height="16.45cm"/>
    </style:style>
    <style:style style:name="pr10" style:family="presentation" style:parent-style-name="Default-outline1">
      <style:graphic-properties draw:textarea-vertical-align="bottom"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loext:graphic-properties draw:fill-color="#ffffff"/>
      <style:text-properties fo:font-size="24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96cae0"/>
      <style:paragraph-properties fo:text-align="center"/>
      <style:text-properties fo:font-size="16pt"/>
    </style:style>
    <style:style style:name="P8" style:family="paragraph">
      <loext:graphic-properties draw:fill="none" draw:fill-color="#ffffff"/>
      <style:text-properties fo:font-size="16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text-align="end" style:writing-mode="lr-tb"/>
    </style:style>
    <style:style style:name="P14" style:family="paragraph">
      <loext:graphic-properties draw:fill="solid" draw:fill-color="#96cae0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 draw:fill-color="#ffffff"/>
      <style:text-properties fo:font-size="12pt"/>
    </style:style>
    <style:style style:name="P17" style:family="paragraph">
      <style:paragraph-properties>
        <style:tab-stops>
          <style:tab-stop style:position="6.988cm"/>
        </style:tab-stops>
      </style:paragraph-properties>
    </style:style>
    <style:style style:name="P18" style:family="paragraph">
      <style:paragraph-properties fo:text-align="center"/>
      <style:text-properties fo:font-size="14pt"/>
    </style:style>
    <style:style style:name="P19" style:family="paragraph">
      <loext:graphic-properties draw:fill="none" draw:fill-color="#ffffff"/>
      <style:text-properties fo:font-size="14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21" style:family="paragraph">
      <loext:graphic-properties draw:fill="none" draw:fill-color="#ffffff"/>
      <style:text-properties fo:font-weight="bold"/>
    </style:style>
    <style:style style:name="P22" style:family="paragraph">
      <loext:graphic-properties draw:fill="solid" draw:fill-color="#ff9900"/>
      <style:paragraph-properties fo:text-align="center"/>
    </style:style>
    <style:style style:name="P23" style:family="paragraph">
      <loext:graphic-properties draw:fill="solid" draw:fill-color="#33cc00"/>
      <style:paragraph-properties fo:text-align="center"/>
    </style:style>
    <style:style style:name="P24" style:family="paragraph">
      <loext:graphic-properties draw:fill="solid" draw:fill-color="#3366ff"/>
      <style:paragraph-properties fo:text-align="center"/>
    </style:style>
    <style:style style:name="P25" style:family="paragraph">
      <style:paragraph-properties style:text-autospace="none"/>
    </style:style>
    <style:style style:name="P26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7" style:family="paragraph">
      <loext:graphic-properties draw:fill="none"/>
    </style:style>
    <style:style style:name="P28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29" style:family="paragraph">
      <style:paragraph-properties fo:text-align="end"/>
    </style:style>
    <style:style style:name="P30" style:family="paragraph">
      <loext:graphic-properties draw:fill="none" draw:fill-color="#ffffff"/>
      <style:paragraph-properties fo:text-align="end"/>
      <style:text-properties fo:font-size="12pt"/>
    </style:style>
    <style:style style:name="P31" style:family="paragraph">
      <loext:graphic-properties draw:fill="none" draw:fill-color="#ffffff"/>
      <style:paragraph-properties fo:text-align="center"/>
      <style:text-properties fo:font-size="12pt"/>
    </style:style>
    <style:style style:name="P32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33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4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5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36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37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38" style:family="paragraph">
      <loext:graphic-properties draw:fill="none" draw:fill-color="#ffffff"/>
      <style:text-properties fo:font-size="18pt"/>
    </style:style>
    <style:style style:name="P39" style:family="paragraph">
      <style:paragraph-properties fo:margin-left="0.5cm" fo:margin-right="0cm" fo:text-indent="-0.5cm"/>
    </style:style>
    <style:style style:name="P40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  <style:text-properties fo:font-size="18pt"/>
    </style:style>
    <style:style style:name="P41" style:family="paragraph">
      <style:paragraph-properties fo:margin-left="0cm" fo:margin-right="0cm" fo:text-align="center" fo:text-indent="0cm"/>
    </style:style>
    <style:style style:name="P42" style:family="paragraph">
      <style:paragraph-properties fo:margin-left="0cm" fo:margin-right="0cm" fo:text-align="center" fo:text-indent="0cm"/>
      <style:text-properties fo:font-size="20pt" style:font-size-asian="16pt" style:font-size-complex="16pt"/>
    </style:style>
    <style:style style:name="P4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24pt"/>
    </style:style>
    <style:style style:name="T3" style:family="text">
      <style:text-properties fo:font-size="16pt"/>
    </style:style>
    <style:style style:name="T4" style:family="text">
      <style:text-properties fo:font-size="16pt" fo:font-weight="bold" style:font-weight-asian="bold" style:font-weight-complex="bold"/>
    </style:style>
    <style:style style:name="T5" style:family="text">
      <style:text-properties fo:color="#0073a4" fo:font-size="16pt"/>
    </style:style>
    <style:style style:name="T6" style:family="text">
      <style:text-properties fo:font-size="16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73a4"/>
    </style:style>
    <style:style style:name="T9" style:family="text">
      <style:text-properties fo:font-size="12pt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fo:font-size="14pt"/>
    </style:style>
    <style:style style:name="T12" style:family="text">
      <style:text-properties fo:font-size="12pt" fo:font-style="normal" style:font-style-asian="normal" style:font-style-complex="normal"/>
    </style:style>
    <style:style style:name="T13" style:family="text">
      <style:text-properties fo:font-weight="bold"/>
    </style:style>
    <style:style style:name="T14" style:family="text"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5" style:family="text">
      <style:text-properties fo:color="#11868a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6" style:family="text"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7" style:family="text">
      <style:text-properties fo:color="#4c5c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8" style:family="text">
      <style:text-properties fo:color="#c73f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9" style:family="text">
      <style:text-properties fo:font-size="12pt" fo:font-weight="bold" style:font-weight-asian="bold" style:font-weight-complex="bold"/>
    </style:style>
    <style:style style:name="T20" style:family="text">
      <style:text-properties fo:color="#11868a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1" style:family="text"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2" style:family="text">
      <style:text-properties fo:color="#4c5c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3" style:family="text">
      <style:text-properties fo:color="#c73f05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4" style:family="text">
      <style:text-properties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5" style:family="text">
      <style:text-properties fo:color="#343e42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6" style:family="text">
      <style:text-properties fo:color="#11868a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7" style:family="text">
      <style:text-properties fo:color="#c73f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8" style:family="text">
      <style:text-properties fo:color="#343e42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style:font-name="Source Code Pro" fo:font-size="12pt" fo:font-weight="normal" style:font-size-asian="18pt" style:font-size-complex="18pt"/>
    </style:style>
    <style:style style:name="T31" style:family="text">
      <style:text-properties style:font-name="Source Code Pro" fo:font-size="18pt" fo:font-style="normal" fo:font-weight="normal" style:font-size-asian="18pt" style:font-size-complex="18pt"/>
    </style:style>
    <style:style style:name="T32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33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4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5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6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7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8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font-name="Source Code Pro"/>
    </style:style>
    <style:style style:name="T46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size="18pt"/>
    </style:style>
    <style:style style:name="T50" style:family="text">
      <style:text-properties style:font-name="Source Code Pro" fo:font-size="14pt" fo:font-weight="normal" style:font-size-asian="14pt" style:font-size-complex="14pt"/>
    </style:style>
    <style:style style:name="T51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style:style style:name="T52" style:family="text">
      <style:text-properties fo:font-weight="250"/>
    </style:style>
    <style:style style:name="T53" style:family="text">
      <style:text-properties style:font-name="Source Code Pro" fo:font-size="24pt" fo:font-weight="normal" style:font-size-asian="32pt" style:font-size-complex="32pt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ize="20pt" fo:font-weight="bold" style:font-size-asian="16pt" style:font-weight-asian="bold" style:font-size-complex="16pt" style:font-weight-complex="bold"/>
    </style:style>
    <style:style style:name="T56" style:family="text">
      <style:text-properties fo:font-size="20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C8EFD33D46E26E7C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8.95cm" svg:height="5.311cm" svg:x="13.2cm" svg:y="9.137cm">
          <draw:text-box>
            <text:p text:style-name="P2"><text:span text:style-name="T1">26. Januar 2024</text:span></text:p>
            <text:p text:style-name="P2"><text:span text:style-name="T1"/></text:p>
            <text:p text:style-name="P2"><text:span text:style-name="T1">Christian Walther</text:span></text:p>
            <text:p text:style-name="P2"><text:span text:style-name="T1">Dhyan Möbus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" presentation:class="page"/>
          <draw:frame presentation:style-name="pr2" draw:text-style-name="P4" draw:layer="layout" svg:width="20cm" svg:height="16.45cm" svg:x="0.501cm" svg:y="12.75cm" presentation:class="notes">
            <draw:text-box>
              <text:p><text:span text:style-name="T2">Eintreffen, Kits auspacken</text:span></text:p>
              <text:p><text:span text:style-name="T2">Dauer: offiziell 3h, nach Belieben bis 4h</text:span></text:p>
              <text:p><text:span text:style-name="T2">Vorstellungsrunde: Erfahrung mit Elektronik, Programmieren? Konkretes Arduino-Projekt geplant?</text:span>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Was ist ein Mikrocontroller, was ist Arduino?</text:p>
            <text:p text:style-name="P5">Loslegen mit Software-Installation</text:p>
            <text:p text:style-name="P5">Refresher Elektrizitätslehre</text:p>
            <text:p text:style-name="P5">Digitale und analoge Inputs und Outputs</text:p>
            <text:p text:style-name="P5">Kommunikation mit dem Computer</text:p>
            <text:p text:style-name="P5">Töne erzeugen, Servo ansteuern</text:p>
            <text:p text:style-name="P5">Ausblick</text:p>
          </draw:text-box>
        </draw:frame>
        <presentation:notes draw:style-name="dp2">
          <draw:page-thumbnail draw:style-name="gr3" draw:layer="layout" svg:width="20cm" svg:height="11.25cm" svg:x="0.5cm" svg:y="0.5cm" draw:page-number="2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7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8" draw:layer="layout" svg:width="12.639cm" svg:height="0.925cm" svg:x="7.681cm" svg:y="3.491cm">
          <draw:text-box>
            <text:p><text:span text:style-name="T3">Einsatz von programmierbaren digitalen Rechnern:</text:span></text:p>
          </draw:text-box>
        </draw:frame>
        <draw:frame draw:style-name="gr6" draw:text-style-name="P10" draw:layer="layout" svg:width="10cm" svg:height="7.665cm" svg:x="3.5cm" svg:y="5.2cm">
          <draw:text-box>
            <text:p text:style-name="P9"><text:span text:style-name="T4">Personal Computer</text:span></text:p>
            <text:p text:style-name="P9"><text:span text:style-name="T4">oder Mobilgerät</text:span></text:p>
            <text:p text:style-name="P9"><text:span text:style-name="T4"/></text:p>
            <text:p text:style-name="P9"><text:span text:style-name="T5">Desktop, Laptop, Spielkonsole, Tablet, Smartphone</text:span></text:p>
            <text:p text:style-name="P9"><text:span text:style-name="T3"/></text:p>
            <text:p text:style-name="P9"><text:span text:style-name="T3">Allzweck-Gerät</text:span></text:p>
            <text:p text:style-name="P9"><text:span text:style-name="T3">viel Rechenleistung und Speicherplatz</text:span></text:p>
            <text:p text:style-name="P9"><text:span text:style-name="T3"/></text:p>
            <text:p text:style-name="P9"><text:span text:style-name="T3"/></text:p>
            <text:p text:style-name="P9"><text:span text:style-name="T4">Mikroprozessor</text:span></text:p>
          </draw:text-box>
        </draw:frame>
        <draw:frame draw:style-name="gr6" draw:text-style-name="P10" draw:layer="layout" svg:width="10cm" svg:height="7.665cm" svg:x="14.5cm" svg:y="5.2cm">
          <draw:text-box>
            <text:p text:style-name="P9"><text:span text:style-name="T6">Embedded-System</text:span></text:p>
            <text:p text:style-name="P9"><text:span text:style-name="T3"/></text:p>
            <text:p text:style-name="P9"><text:span text:style-name="T3"/></text:p>
            <text:p text:style-name="P9"><text:span text:style-name="T5">Digitaluhr, Kaffeemaschine, Verkehrsampel, Zahnbürste</text:span></text:p>
            <text:p text:style-name="P9"><text:span text:style-name="T3"/></text:p>
            <text:p text:style-name="P9"><text:span text:style-name="T3">optimiert für einen Zweck</text:span></text:p>
            <text:p text:style-name="P9"><text:span text:style-name="T3">klein und billig</text:span></text:p>
            <text:p text:style-name="P9"><text:span text:style-name="T3">alles nötige in einem Baustein</text:span></text:p>
            <text:p text:style-name="P9"><text:span text:style-name="T3"/></text:p>
            <text:p text:style-name="P9"><text:span text:style-name="T4">Mikrocontroller</text:span></text:p>
          </draw:text-box>
        </draw:frame>
        <presentation:notes draw:style-name="dp2">
          <draw:page-thumbnail draw:style-name="gr3" draw:layer="layout" svg:width="20cm" svg:height="11.25cm" svg:x="0.5cm" svg:y="0.5cm" draw:page-number="3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11" draw:layer="layout" svg:width="6.4cm" svg:height="3.6cm" svg:x="10.805cm" svg:y="5.3cm">
            <text:p text:style-name="P11">Mikro-</text:p>
            <text:p text:style-name="P11">controller</text:p>
            <text:p text:style-name="P11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2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2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3" draw:layer="layout" svg:width="4.278cm" svg:height="4.799cm" svg:x="3.722cm" svg:y="4.701cm">
          <draw:text-box>
            <text:p text:style-name="P2"><text:span text:style-name="T7">Sensoren</text:span></text:p>
            <text:p text:style-name="P2"><text:span text:style-name="T8">Taste</text:span></text:p>
            <text:p text:style-name="P2"><text:span text:style-name="T8">Drehknopf</text:span></text:p>
            <text:p text:style-name="P2"><text:span text:style-name="T8">Lichtsensor</text:span></text:p>
            <text:p text:style-name="P2"><text:span text:style-name="T8">Thermometer</text:span></text:p>
            <text:p text:style-name="P2"><text:span text:style-name="T8">Mikrofon</text:span></text:p>
          </draw:text-box>
        </draw:frame>
        <draw:frame draw:style-name="gr12" draw:text-style-name="P12" draw:layer="layout" svg:width="4.109cm" svg:height="4.799cm" svg:x="20cm" svg:y="4.701cm">
          <draw:text-box>
            <text:p><text:span text:style-name="T7">Aktoren</text:span></text:p>
            <text:p><text:span text:style-name="T8">Lampe</text:span></text:p>
            <text:p><text:span text:style-name="T8">Anzeige</text:span></text:p>
            <text:p><text:span text:style-name="T8">Motor</text:span></text:p>
            <text:p><text:span text:style-name="T8">Heizung</text:span></text:p>
            <text:p><text:span text:style-name="T8">Lautsprecher</text:span></text:p>
          </draw:text-box>
        </draw:frame>
        <draw:custom-shape draw:style-name="gr13" draw:text-style-name="P14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20cm" svg:height="11.25cm" svg:x="0.5cm" svg:y="0.5cm" draw:page-number="4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11" draw:layer="layout" svg:width="6.4cm" svg:height="3.6cm" svg:x="10.805cm" svg:y="3.5cm">
            <text:p text:style-name="P11">Mikro-</text:p>
            <text:p text:style-name="P11">controller</text:p>
            <text:p text:style-name="P11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2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2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3" draw:layer="layout" svg:width="3.139cm" svg:height="1.009cm" svg:x="4.861cm" svg:y="4.796cm">
          <draw:text-box>
            <text:p text:style-name="P2"><text:span text:style-name="T7">Sensoren</text:span></text:p>
          </draw:text-box>
        </draw:frame>
        <draw:frame draw:style-name="gr16" draw:text-style-name="P12" draw:layer="layout" svg:width="2.868cm" svg:height="1.009cm" svg:x="20cm" svg:y="4.796cm">
          <draw:text-box>
            <text:p><text:span text:style-name="T7">Aktoren</text:span></text:p>
          </draw:text-box>
        </draw:frame>
        <draw:g>
          <draw:custom-shape draw:style-name="gr17" draw:text-style-name="P15" draw:layer="layout" svg:width="0.15cm" svg:height="0.15cm" svg:x="15.62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1" draw:layer="layout" svg:x1="15.701cm" svg:y1="11.5cm" svg:x2="17.351cm" svg:y2="11.5cm">
            <text:p/>
          </draw:line>
          <draw:custom-shape draw:style-name="gr17" draw:text-style-name="P15" draw:layer="layout" svg:width="0.15cm" svg:height="0.15cm" svg:x="14.87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5.026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5.026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15.701cm" svg:y1="11.5cm" svg:x2="15.101cm" svg:y2="11.95cm">
            <text:p/>
          </draw:line>
          <draw:line draw:style-name="gr18" draw:text-style-name="P11" draw:layer="layout" svg:x1="15.101cm" svg:y1="11.95cm" svg:x2="15.101cm" svg:y2="12.25cm">
            <text:p/>
          </draw:line>
          <draw:g>
            <draw:custom-shape draw:style-name="gr20" draw:text-style-name="P11" draw:layer="layout" svg:width="0.6cm" svg:height="0.6cm" svg:x="14.801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4.839cm" svg:y1="12.7cm" svg:x2="15.363cm" svg:y2="12.7cm">
              <text:p/>
            </draw:line>
            <draw:line draw:style-name="gr21" draw:text-style-name="P1" draw:layer="layout" svg:x1="15.101cm" svg:y1="12.7cm" svg:x2="14.951cm" svg:y2="12.4cm">
              <text:p/>
            </draw:line>
          </draw:g>
          <draw:line draw:style-name="gr10" draw:text-style-name="P1" draw:layer="layout" svg:x1="13.901cm" svg:y1="11.8cm" svg:x2="14.501cm" svg:y2="11.8cm">
            <text:p/>
          </draw:line>
          <draw:custom-shape draw:style-name="gr22" draw:text-style-name="P11" draw:layer="layout" svg:width="0.225cm" svg:height="0.225cm" svg:x="14.426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4.651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4.201cm 11.8cm)" svg:viewBox="0 0 300 750" draw:points="0,0 300,0 300,750">
            <text:p/>
          </draw:polyline>
          <draw:frame draw:style-name="gr23" draw:text-style-name="P16" draw:layer="layout" svg:width="1.348cm" svg:height="0.755cm" svg:x="13.303cm" svg:y="10.384cm">
            <draw:text-box>
              <text:p><text:span text:style-name="T9">+5V</text:span></text:p>
            </draw:text-box>
          </draw:frame>
          <draw:frame draw:style-name="gr24" draw:text-style-name="P16" draw:layer="layout" svg:width="1.547cm" svg:height="0.755cm" svg:x="12.604cm" svg:y="11.234cm">
            <draw:text-box>
              <text:p><text:span text:style-name="T9">GND</text:span></text:p>
            </draw:text-box>
          </draw:frame>
          <draw:polyline draw:style-name="gr25" draw:text-style-name="P1" draw:layer="layout" svg:width="1.499cm" svg:height="2.099cm" draw:transform="rotate (1.5707963267949) translate (13.301cm 11.725cm)" svg:viewBox="0 0 1500 2100" draw:points="0,2100 1500,2100 1500,0">
            <text:p/>
          </draw:polyline>
          <draw:frame draw:style-name="gr26" draw:text-style-name="P16" draw:layer="layout" svg:width="2.502cm" svg:height="0.755cm" svg:x="11.049cm" svg:y="9.745cm">
            <draw:text-box>
              <text:p><text:span text:style-name="T9">Programm</text:span></text:p>
            </draw:text-box>
          </draw:frame>
          <draw:polyline draw:style-name="gr25" draw:text-style-name="P1" draw:layer="layout" svg:width="2.049cm" svg:height="2.299cm" draw:transform="rotate (-1.5707963267949) translate (14.651cm 10.5cm)" svg:viewBox="0 0 2050 2300" draw:points="0,2300 2050,2300 2050,0">
            <text:p/>
          </draw:polyline>
          <draw:polyline draw:style-name="gr18" draw:text-style-name="P11" draw:layer="layout" svg:width="3.749cm" svg:height="4.949cm" draw:transform="rotate (-1.5707963267949) translate (16.301cm 9.55cm)" svg:viewBox="0 0 3750 4950" draw:points="0,0 3750,0 3750,4950">
            <text:p/>
          </draw:polyline>
        </draw:g>
        <draw:frame draw:style-name="gr27" draw:text-style-name="P12" draw:layer="layout" svg:width="5.049cm" svg:height="2.525cm" svg:x="5.551cm" svg:y="10.163cm">
          <draw:text-box>
            <text:p><text:span text:style-name="T7">GPIO Pin</text:span></text:p>
            <text:p>General Purpose</text:p>
            <text:p>Input/Output</text:p>
          </draw:text-box>
        </draw:frame>
        <draw:custom-shape draw:style-name="gr13" draw:text-style-name="P14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1.2cm" svg:y1="7.4cm" svg:x2="11.4cm" svg:y2="8.8cm">
          <text:p/>
        </draw:line>
        <draw:custom-shape draw:style-name="gr30" draw:text-style-name="P11" draw:layer="layout" svg:width="1.405cm" svg:height="1.4cm" svg:x="16.155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20cm" svg:height="11.25cm" svg:x="0.5cm" svg:y="0.5cm" draw:page-number="5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5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7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7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6" presentation:class="page"/>
          <draw:frame presentation:style-name="pr2" draw:text-style-name="P6" draw:layer="layout" svg:width="20cm" svg:height="16.45cm" svg:x="0.501cm" svg:y="12.75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5" draw:layer="layout" svg:width="25.199cm" svg:height="4.115cm" svg:x="1.4cm" svg:y="3.2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software</text:p>
                    <text:p><text:span text:style-name="T9">Projektbuch S. 16</text:span></text:p>
                    <text:p text:style-name="P17"><text:span text:style-name="T10">Sprache umschalten:</text:span><text:span text:style-name="T10"><text:tab/></text:span><text:span text:style-name="T10">File ▸ Preferences <text:s/>(Windows)</text:span><text:span text:style-name="T10"><text:line-break/></text:span><text:span text:style-name="T10"><text:tab/></text:span><text:span text:style-name="T10">Arduino ▸ Preferences <text:s/>(Mac)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2.63cm" svg:x="1.4cm" svg:y="7.0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7cm">
          <draw:image xlink:href="Pictures/100000000000030100000107E2E6F083CDC1C7FE.png" xlink:type="simple" xlink:show="embed" xlink:actuate="onLoad">
            <text:p/>
          </draw:image>
        </draw:frame>
        <draw:frame presentation:style-name="pr5" draw:layer="layout" svg:width="25.199cm" svg:height="2.515cm" svg:x="1.4cm" svg:y="13.3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9">Projektbuch S. 1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7" presentation:class="page"/>
          <draw:frame presentation:style-name="pr2" draw:text-style-name="P6" draw:layer="layout" svg:width="20cm" svg:height="16.45cm" svg:x="0.501cm" svg:y="12.75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8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1" draw:text-style-name="P18" draw:layer="layout" svg:width="2cm" svg:height="2cm" svg:x="3.1cm" svg:y="7.157cm">
            <text:p text:style-name="P11"><text:span text:style-name="T11">Strom-</text:span></text:p>
            <text:p text:style-name="P11"><text:span text:style-name="T11">quell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8" draw:layer="layout" svg:width="2.4cm" svg:height="2.4cm" svg:x="9.9cm" svg:y="6.957cm">
            <text:p text:style-name="P11"><text:span text:style-name="T11">Last,</text:span></text:p>
            <text:p text:style-name="P11"><text:span text:style-name="T11">Verbrau-</text:span></text:p>
            <text:p text:style-name="P11"><text:span text:style-name="T11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3" draw:text-style-name="P19" draw:layer="layout" svg:width="3.013cm" svg:height="1.429cm" svg:x="5.987cm" svg:y="7.409cm">
            <draw:text-box>
              <text:p><text:span text:style-name="T11">Spannung</text:span></text:p>
              <text:p><text:span text:style-name="T11">U = 5 V</text:span></text:p>
            </draw:text-box>
          </draw:frame>
          <draw:frame draw:style-name="gr34" draw:text-style-name="P20" draw:layer="layout" svg:width="2.479cm" svg:height="0.84cm" svg:x="4.634cm" svg:y="10.557cm">
            <draw:text-box>
              <text:p text:style-name="P9"><text:span text:style-name="T11">0 V, GND</text:span></text:p>
            </draw:text-box>
          </draw:frame>
          <draw:frame draw:style-name="gr35" draw:text-style-name="P20" draw:layer="layout" svg:width="2.411cm" svg:height="1.429cm" svg:x="4.668cm" svg:y="4.357cm">
            <draw:text-box>
              <text:p text:style-name="P9"><text:span text:style-name="T11">Potential</text:span></text:p>
              <text:p text:style-name="P9"><text:span text:style-name="T11">+5 V</text:span></text:p>
            </draw:text-box>
          </draw:frame>
          <draw:frame draw:style-name="gr36" draw:text-style-name="P20" draw:layer="layout" svg:width="2.517cm" svg:height="1.429cm" svg:x="8.085cm" svg:y="3.957cm">
            <draw:text-box>
              <text:p text:style-name="P9"><text:span text:style-name="T11">Strom</text:span></text:p>
              <text:p text:style-name="P9"><text:span text:style-name="T11">I = 30 m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7" draw:text-style-name="P11" draw:layer="layout" svg:x1="5.873cm" svg:y1="5.957cm" svg:x2="5.873cm" svg:y2="10.357cm">
            <text:p/>
          </draw:line>
          <draw:line draw:style-name="gr38" draw:text-style-name="P11" draw:layer="layout" svg:x1="8.7cm" svg:y1="5.457cm" svg:x2="10.1cm" svg:y2="5.457cm">
            <text:p/>
          </draw:line>
          <draw:frame draw:style-name="gr39" draw:text-style-name="P20" draw:layer="layout" svg:width="2.517cm" svg:height="0.84cm" svg:x="8.085cm" svg:y="10.957cm">
            <draw:text-box>
              <text:p text:style-name="P9"><text:span text:style-name="T11">I = 30 mA</text:span></text:p>
            </draw:text-box>
          </draw:frame>
          <draw:line draw:style-name="gr38" draw:text-style-name="P11" draw:layer="layout" svg:x1="10.1cm" svg:y1="10.857cm" svg:x2="8.7cm" svg:y2="10.857cm">
            <text:p/>
          </draw:line>
          <draw:frame draw:style-name="gr40" draw:text-style-name="P20" draw:layer="layout" svg:width="0.786cm" svg:height="0.84cm" svg:x="3.314cm" svg:y="6.321cm">
            <draw:text-box>
              <text:p text:style-name="P9"><text:span text:style-name="T11">+</text:span></text:p>
            </draw:text-box>
          </draw:frame>
          <draw:frame draw:style-name="gr40" draw:text-style-name="P20" draw:layer="layout" svg:width="0.786cm" svg:height="0.84cm" svg:x="3.314cm" svg:y="9.157cm">
            <draw:text-box>
              <text:p text:style-name="P9"><text:span text:style-name="T11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5BB00000EB0A4C3FFA7BBCC274B.svg" xlink:type="simple" xlink:show="embed" xlink:actuate="onLoad">
            <text:p/>
          </draw:image>
          <draw:image xlink:href="Pictures/10000201000000B400000079585EE560241943BA.png" xlink:type="simple" xlink:show="embed" xlink:actuate="onLoad"/>
        </draw:frame>
        <draw:frame draw:style-name="gr41" draw:text-style-name="P16" draw:layer="layout" svg:width="3.669cm" svg:height="0.755cm" svg:x="12.166cm" svg:y="12.545cm">
          <draw:text-box>
            <text:p><text:span text:style-name="T9">Projektbuch S. 21</text:span></text:p>
          </draw:text-box>
        </draw:frame>
        <presentation:notes draw:style-name="dp2">
          <draw:page-thumbnail draw:style-name="gr3" draw:layer="layout" svg:width="20cm" svg:height="11.25cm" svg:x="0.5cm" svg:y="0.5cm" draw:page-number="8" presentation:class="page"/>
          <draw:frame presentation:style-name="pr2" draw:text-style-name="P6" draw:layer="layout" svg:width="20cm" svg:height="16.45cm" svg:x="0.501cm" svg:y="12.75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9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266168B849424DCB.svg" xlink:type="simple" xlink:show="embed" xlink:actuate="onLoad">
            <text:p/>
          </draw:image>
          <draw:image xlink:href="Pictures/100002010000010A000000ACF0637F25552549B8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3630233BC6DA498E.svg" xlink:type="simple" xlink:show="embed" xlink:actuate="onLoad">
            <text:p/>
          </draw:image>
          <draw:image xlink:href="Pictures/100002010000010A000000ACAA6675A05FCD79CA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9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2" draw:text-style-name="P11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11" draw:layer="layout" svg:width="0.999cm" svg:height="0.999cm" svg:x="19cm" svg:y="5.175cm" svg:viewBox="0 0 1000 1000" draw:points="0,0 1000,0 1000,1000">
            <text:p/>
          </draw:polyline>
          <draw:polygon draw:style-name="gr18" draw:text-style-name="P11" draw:layer="layout" svg:width="0.399cm" svg:height="0.399cm" svg:x="19.8cm" svg:y="8.975cm" svg:viewBox="0 0 400 400" draw:points="200,400 0,0 400,0">
            <text:p/>
          </draw:polygon>
          <draw:line draw:style-name="gr18" draw:text-style-name="P11" draw:layer="layout" svg:x1="19.8cm" svg:y1="9.375cm" svg:x2="20.2cm" svg:y2="9.375cm">
            <text:p/>
          </draw:line>
          <draw:line draw:style-name="gr18" draw:text-style-name="P11" draw:layer="layout" svg:x1="20cm" svg:y1="7.375cm" svg:x2="20cm" svg:y2="8.975cm">
            <text:p/>
          </draw:line>
          <draw:line draw:style-name="gr18" draw:text-style-name="P11" draw:layer="layout" svg:x1="20cm" svg:y1="9.375cm" svg:x2="20cm" svg:y2="10.975cm">
            <text:p/>
          </draw:line>
          <draw:line draw:style-name="gr18" draw:text-style-name="P11" draw:layer="layout" svg:x1="19.8cm" svg:y1="10.975cm" svg:x2="20.2cm" svg:y2="10.975cm">
            <text:p/>
          </draw:line>
          <draw:frame draw:style-name="gr43" draw:text-style-name="P16" draw:layer="layout" svg:width="1.963cm" svg:height="0.755cm" draw:transform="rotate (-1.5707963267949) translate (17.9cm 4.212cm)">
            <draw:text-box>
              <text:p><text:span text:style-name="T9">Arduino</text:span></text:p>
            </draw:text-box>
          </draw:frame>
          <draw:frame draw:style-name="gr44" draw:text-style-name="P16" draw:layer="layout" svg:width="1.315cm" svg:height="0.755cm" svg:x="17.785cm" svg:y="4.775cm">
            <draw:text-box>
              <text:p><text:span text:style-name="T9">D13</text:span></text:p>
            </draw:text-box>
          </draw:frame>
          <draw:frame draw:style-name="gr45" draw:text-style-name="P16" draw:layer="layout" svg:width="6.103cm" svg:height="2.267cm" svg:x="21cm" svg:y="5.65cm">
            <draw:text-box>
              <text:p><text:span text:style-name="T9">Vorwiderstand</text:span></text:p>
              <text:p><text:span text:style-name="T9">220 Ω</text:span></text:p>
              <text:p><text:span text:style-name="T9">rot rot braun <text:s text:c="2"/>gold</text:span></text:p>
              <text:p><text:span text:style-name="T9">rot rot schwarz schwarz <text:s text:c="2"/>braun</text:span></text:p>
            </draw:text-box>
          </draw:frame>
          <draw:frame draw:style-name="gr46" draw:text-style-name="P16" draw:layer="layout" svg:width="4.211cm" svg:height="1.259cm" svg:x="21.014cm" svg:y="8.575cm">
            <draw:text-box>
              <text:p><text:span text:style-name="T9">Leuchtdiode</text:span></text:p>
              <text:p><text:span text:style-name="T12">L</text:span><text:span text:style-name="T9">ight </text:span><text:span text:style-name="T12">E</text:span><text:span text:style-name="T9">mitting </text:span><text:span text:style-name="T12">D</text:span><text:span text:style-name="T9">iode</text:span></text:p>
            </draw:text-box>
          </draw:frame>
          <draw:frame draw:style-name="gr47" draw:text-style-name="P16" draw:layer="layout" svg:width="4.547cm" svg:height="2.267cm" svg:x="21cm" svg:y="10.308cm">
            <draw:text-box>
              <text:p><text:span text:style-name="T9">negativer Anschluss (Kathode):</text:span></text:p>
              <text:p><text:span text:style-name="T9">kürzeres Bein,</text:span></text:p>
              <text:p><text:span text:style-name="T9">flache Gehäuseseit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48" draw:text-style-name="P16" draw:layer="layout" svg:width="1.463cm" svg:height="0.755cm" svg:x="19.237cm" svg:y="10.975cm">
            <draw:text-box>
              <text:p><text:span text:style-name="T9">GND</text:span></text:p>
            </draw:text-box>
          </draw:frame>
          <draw:line draw:style-name="gr49" draw:text-style-name="P1" draw:layer="layout" svg:x1="21cm" svg:y1="10.375cm" svg:x2="20.2cm" svg:y2="9.575cm">
            <text:p/>
          </draw:line>
          <draw:custom-shape draw:style-name="gr50" draw:text-style-name="P11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1.999cm" svg:height="9.019cm" svg:x="2.001cm" svg:y="3.366cm">
          <draw:image xlink:href="Pictures/1006139200002F6B0000234C8E01A44C78512594.svg" xlink:type="simple" xlink:show="embed" xlink:actuate="onLoad">
            <text:p/>
          </draw:image>
          <draw:image xlink:href="Pictures/1000020100000188000001245A0946DF1D57A487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0" presentation:class="page"/>
          <draw:frame presentation:style-name="pr6" draw:layer="layout" svg:width="20cm" svg:height="16.45cm" svg:x="0.501cm" svg:y="12.75cm" presentation:class="notes">
            <draw:text-box>
              <text:p>Wichtig bei LEDs:</text:p>
              <text:list text:style-name="L1">
                <text:list-item>
                  <text:p>Vorwiderstand, sonst fliesst zu viel Strom und zerstört die LED</text:p>
                </text:list-item>
                <text:list-item>
                  <text:p>Richtig herum einbauen, falsch herum geht nichts kaputt, aber sie leuchtet nicht</text:p>
                </text:list-item>
              </text:list>
              <text:p/>
              <text:p>Steckbrett so orientieren wie hier gezeigt, um Verwirrung zu vermeiden.</text:p>
            </draw:text-box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Digital und Analog</text:p>
          </draw:text-box>
        </draw:frame>
        <draw:g>
          <draw:custom-shape draw:style-name="gr17" draw:text-style-name="P15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1" draw:layer="layout" svg:x1="20.15cm" svg:y1="11.7cm" svg:x2="21.8cm" svg:y2="11.7cm">
            <text:p/>
          </draw:line>
          <draw:custom-shape draw:style-name="gr17" draw:text-style-name="P15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9.475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20.15cm" svg:y1="11.7cm" svg:x2="19.55cm" svg:y2="12.15cm">
            <text:p/>
          </draw:line>
          <draw:line draw:style-name="gr18" draw:text-style-name="P11" draw:layer="layout" svg:x1="19.55cm" svg:y1="12.15cm" svg:x2="19.55cm" svg:y2="12.45cm">
            <text:p/>
          </draw:line>
          <draw:g>
            <draw:custom-shape draw:style-name="gr20" draw:text-style-name="P11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35cm" svg:y1="12cm" svg:x2="18.95cm" svg:y2="12cm">
            <text:p/>
          </draw:line>
          <draw:custom-shape draw:style-name="gr22" draw:text-style-name="P11" draw:layer="layout" svg:width="0.225cm" svg:height="0.225cm" svg:x="18.875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9.1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8.65cm 12cm)" svg:viewBox="0 0 300 750" draw:points="0,0 300,0 300,750">
            <text:p/>
          </draw:polyline>
          <draw:frame draw:style-name="gr23" draw:text-style-name="P16" draw:layer="layout" svg:width="1.348cm" svg:height="0.755cm" svg:x="17.752cm" svg:y="10.584cm">
            <draw:text-box>
              <text:p><text:span text:style-name="T9">+5V</text:span></text:p>
            </draw:text-box>
          </draw:frame>
          <draw:frame draw:style-name="gr24" draw:text-style-name="P16" draw:layer="layout" svg:width="1.547cm" svg:height="0.755cm" svg:x="17.053cm" svg:y="11.434cm">
            <draw:text-box>
              <text:p><text:span text:style-name="T9">GND</text:span></text:p>
            </draw:text-box>
          </draw:frame>
          <draw:polyline draw:style-name="gr18" draw:text-style-name="P11" draw:layer="layout" svg:width="3.099cm" svg:height="3.708cm" draw:transform="rotate (-1.5707963267949) translate (20.75cm 10.4cm)" svg:viewBox="0 0 3100 3709" draw:points="0,0 3100,0 3100,3709">
            <text:p/>
          </draw:polyline>
        </draw:g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1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2" draw:text-style-name="P16" draw:layer="layout" svg:width="4.092cm" svg:height="0.755cm" svg:x="8.182cm" svg:y="4.598cm">
            <draw:text-box>
              <text:p><text:span text:style-name="T9">5V, ein, wahr, 1, high</text:span></text:p>
            </draw:text-box>
          </draw:frame>
          <draw:frame draw:style-name="gr53" draw:text-style-name="P16" draw:layer="layout" svg:width="4.198cm" svg:height="0.755cm" svg:x="8.182cm" svg:y="6.598cm">
            <draw:text-box>
              <text:p><text:span text:style-name="T9">0V, aus, falsch, 0, low</text:span></text:p>
            </draw:text-box>
          </draw:frame>
          <draw:frame draw:style-name="gr54" draw:text-style-name="P21" draw:layer="layout" svg:width="4.858cm" svg:height="1.009cm" svg:x="4.4cm" svg:y="3.389cm">
            <draw:text-box>
              <text:p><text:span text:style-name="T13">Digitales Sign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5" draw:text-style-name="P16" draw:layer="layout" svg:width="1.018cm" svg:height="0.755cm" svg:x="8.182cm" svg:y="9.607cm">
            <draw:text-box>
              <text:p><text:span text:style-name="T9">5V</text:span></text:p>
            </draw:text-box>
          </draw:frame>
          <draw:frame draw:style-name="gr55" draw:text-style-name="P16" draw:layer="layout" svg:width="1.018cm" svg:height="0.755cm" svg:x="8.182cm" svg:y="11.607cm">
            <draw:text-box>
              <text:p><text:span text:style-name="T9">0V</text:span></text:p>
            </draw:text-box>
          </draw:frame>
          <draw:frame draw:style-name="gr56" draw:text-style-name="P21" draw:layer="layout" svg:width="4.964cm" svg:height="1.009cm" svg:x="4.4cm" svg:y="8.398cm">
            <draw:text-box>
              <text:p><text:span text:style-name="T13">Analoges Sign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7" draw:text-style-name="P16" draw:layer="layout" svg:width="0.748cm" svg:height="0.755cm" svg:x="8.182cm" svg:y="11.207cm">
            <draw:text-box>
              <text:p><text:span text:style-name="T9">1</text:span></text:p>
            </draw:text-box>
          </draw:frame>
          <draw:frame draw:style-name="gr57" draw:text-style-name="P16" draw:layer="layout" svg:width="0.748cm" svg:height="0.755cm" svg:x="8.182cm" svg:y="10.807cm">
            <draw:text-box>
              <text:p><text:span text:style-name="T9">2</text:span></text:p>
            </draw:text-box>
          </draw:frame>
          <draw:frame draw:style-name="gr57" draw:text-style-name="P16" draw:layer="layout" svg:width="0.748cm" svg:height="0.755cm" svg:x="8.182cm" svg:y="10.407cm">
            <draw:text-box>
              <text:p><text:span text:style-name="T9">3</text:span></text:p>
            </draw:text-box>
          </draw:frame>
          <draw:frame draw:style-name="gr57" draw:text-style-name="P16" draw:layer="layout" svg:width="0.748cm" svg:height="0.755cm" svg:x="8.182cm" svg:y="10.007cm">
            <draw:text-box>
              <text:p><text:span text:style-name="T9">4</text:span></text:p>
            </draw:text-box>
          </draw:frame>
          <draw:path draw:style-name="gr51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58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59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0" draw:text-style-name="P1" draw:layer="layout" svg:x1="19.7cm" svg:y1="9.389cm" svg:x2="22.1cm" svg:y2="9.389cm">
            <text:p/>
          </draw:line>
          <draw:line draw:style-name="gr59" draw:text-style-name="P1" draw:layer="layout" svg:x1="21.3cm" svg:y1="8.189cm" svg:x2="22.1cm" svg:y2="8.189cm">
            <text:p/>
          </draw:line>
          <draw:line draw:style-name="gr58" draw:text-style-name="P1" draw:layer="layout" svg:x1="20.9cm" svg:y1="6.989cm" svg:x2="22.1cm" svg:y2="6.989cm">
            <text:p/>
          </draw:line>
          <draw:custom-shape draw:style-name="gr61" draw:text-style-name="P22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2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3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3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2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3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4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16" draw:layer="layout" svg:width="3.11cm" svg:height="0.755cm" svg:x="22.1cm" svg:y="6.534cm">
            <draw:text-box>
              <text:p><text:span text:style-name="T9">Digital Output</text:span></text:p>
            </draw:text-box>
          </draw:frame>
          <draw:frame draw:style-name="gr67" draw:text-style-name="P16" draw:layer="layout" svg:width="2.796cm" svg:height="0.755cm" svg:x="22.104cm" svg:y="8.934cm">
            <draw:text-box>
              <text:p><text:span text:style-name="T9">Analog Input</text:span></text:p>
            </draw:text-box>
          </draw:frame>
          <draw:frame draw:style-name="gr68" draw:text-style-name="P16" draw:layer="layout" svg:width="2.746cm" svg:height="0.755cm" svg:x="22.1cm" svg:y="7.734cm">
            <draw:text-box>
              <text:p><text:span text:style-name="T9">Digital Inp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5E000014F0A36DF3392DE4538D.svg" xlink:type="simple" xlink:show="embed" xlink:actuate="onLoad">
              <text:p/>
            </draw:image>
            <draw:image xlink:href="Pictures/10000201000000F3000000AD43AB1393F0022726.png" xlink:type="simple" xlink:show="embed" xlink:actuate="onLoad"/>
          </draw:frame>
        </draw:g>
        <presentation:notes draw:style-name="dp2">
          <draw:page-thumbnail draw:style-name="gr3" draw:layer="layout" svg:width="20cm" svg:height="11.25cm" svg:x="0.5cm" svg:y="0.5cm" draw:page-number="11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69" draw:text-style-name="P26" draw:layer="layout" svg:width="21.676cm" svg:height="7.128cm" svg:x="5.162cm" svg:y="3.811cm">
          <draw:text-box>
            <text:p text:style-name="P25"><text:span text:style-name="T14">// the setup function runs once when you press reset or power the board</text:span></text:p>
            <text:p text:style-name="P25"><text:span text:style-name="T15">void</text:span><text:span text:style-name="T16"> </text:span><text:span text:style-name="T17">setup</text:span><text:span text:style-name="T16">() {</text:span></text:p>
            <text:p text:style-name="P25"><text:span text:style-name="T16"><text:s/> </text:span><text:span text:style-name="T14">// initialize digital pin LED_BUILTIN as an output.</text:span></text:p>
            <text:p text:style-name="P25"><text:span text:style-name="T16"><text:s/> </text:span><text:span text:style-name="T18">pinMode</text:span><text:span text:style-name="T16">(</text:span><text:span text:style-name="T15">LED_BUILTIN</text:span><text:span text:style-name="T14">,</text:span><text:span text:style-name="T16"> </text:span><text:span text:style-name="T15">OUTPUT</text:span><text:span text:style-name="T16">);</text:span></text:p>
            <text:p text:style-name="P25"><text:span text:style-name="T16">}</text:span></text:p>
            <text:p text:style-name="P25"><text:span text:style-name="T16"/></text:p>
            <text:p text:style-name="P25"><text:span text:style-name="T14">// the loop function runs over and over again forever</text:span></text:p>
            <text:p text:style-name="P25"><text:span text:style-name="T15">void</text:span><text:span text:style-name="T16"> </text:span><text:span text:style-name="T17">loop</text:span><text:span text:style-name="T16">() {</text:span></text:p>
            <text:p text:style-name="P25"><text:span text:style-name="T16"><text:s/> </text:span><text:span text:style-name="T18">digitalWrite</text:span><text:span text:style-name="T16">(</text:span><text:span text:style-name="T15">LED_BUILTIN</text:span><text:span text:style-name="T14">,</text:span><text:span text:style-name="T16"> </text:span><text:span text:style-name="T15">HIGH</text:span><text:span text:style-name="T16">);   </text:span><text:span text:style-name="T14">// turn the LED on (HIGH is the voltage level)</text:span></text:p>
            <text:p text:style-name="P25"><text:span text:style-name="T16"><text:s/> </text:span><text:span text:style-name="T18">delay</text:span><text:span text:style-name="T16">(1000);                       </text:span><text:span text:style-name="T14">// wait for a second</text:span></text:p>
            <text:p text:style-name="P25"><text:span text:style-name="T16"><text:s/> </text:span><text:span text:style-name="T18">digitalWrite</text:span><text:span text:style-name="T16">(</text:span><text:span text:style-name="T15">LED_BUILTIN</text:span><text:span text:style-name="T14">,</text:span><text:span text:style-name="T16"> </text:span><text:span text:style-name="T15">LOW</text:span><text:span text:style-name="T16">);    </text:span><text:span text:style-name="T14">// turn the LED off by making the voltage LOW</text:span></text:p>
            <text:p text:style-name="P25"><text:span text:style-name="T16"><text:s/> </text:span><text:span text:style-name="T18">delay</text:span><text:span text:style-name="T16">(1000);                       </text:span><text:span text:style-name="T14">// wait for a second</text:span></text:p>
            <text:p text:style-name="P25"><text:span text:style-name="T16">}</text:span></text:p>
          </draw:text-box>
        </draw:frame>
        <draw:frame draw:style-name="gr70" draw:text-style-name="P16" draw:layer="layout" svg:width="2.106cm" svg:height="0.755cm" svg:x="1.6cm" svg:y="4.345cm">
          <draw:text-box>
            <text:p><text:span text:style-name="T9">Funktion</text:span></text:p>
          </draw:text-box>
        </draw:frame>
        <draw:frame draw:style-name="gr71" draw:text-style-name="P16" draw:layer="layout" svg:width="2.657cm" svg:height="0.755cm" svg:x="1.6cm" svg:y="7cm">
          <draw:text-box>
            <text:p><text:span text:style-name="T9">Kommentar</text:span></text:p>
          </draw:text-box>
        </draw:frame>
        <draw:frame draw:style-name="gr72" draw:text-style-name="P16" draw:layer="layout" svg:width="3.857cm" svg:height="1.259cm" svg:x="1.6cm" svg:y="11.5cm">
          <draw:text-box>
            <text:p><text:span text:style-name="T19">{ }</text:span><text:span text:style-name="T9"> fasst Befehle zu Block zusammen</text:span></text:p>
          </draw:text-box>
        </draw:frame>
        <draw:frame draw:style-name="gr73" draw:text-style-name="P16" draw:layer="layout" svg:width="4.007cm" svg:height="0.755cm" svg:x="6.9cm" svg:y="11.804cm">
          <draw:text-box>
            <text:p><text:span text:style-name="T19">;</text:span><text:span text:style-name="T9"> schliesst Befehl ab</text:span></text:p>
          </draw:text-box>
        </draw:frame>
        <draw:line draw:style-name="gr74" draw:text-style-name="P1" draw:layer="layout" svg:x1="3.706cm" svg:y1="4.748cm" svg:x2="5.162cm" svg:y2="4.748cm">
          <text:p/>
        </draw:line>
        <draw:line draw:style-name="gr74" draw:text-style-name="P1" draw:layer="layout" svg:x1="4.257cm" svg:y1="7.4cm" svg:x2="5.162cm" svg:y2="7.4cm">
          <text:p/>
        </draw:line>
        <draw:line draw:style-name="gr74" draw:text-style-name="P1" draw:layer="layout" svg:x1="4.2cm" svg:y1="11.5cm" svg:x2="5.2cm" svg:y2="10.7cm">
          <text:p/>
        </draw:line>
        <draw:line draw:style-name="gr74" draw:text-style-name="P1" draw:layer="layout" svg:x1="8.8cm" svg:y1="11.8cm" svg:x2="8.8cm" svg:y2="10.5cm">
          <text:p/>
        </draw:line>
        <draw:frame draw:style-name="gr72" draw:text-style-name="P16" draw:layer="layout" svg:width="2.428cm" svg:height="1.259cm" svg:x="1.6cm" svg:y="8.845cm">
          <draw:text-box>
            <text:p><text:span text:style-name="T9">Funktions-</text:span></text:p>
            <text:p><text:span text:style-name="T9">aufruf</text:span></text:p>
          </draw:text-box>
        </draw:frame>
        <draw:line draw:style-name="gr74" draw:text-style-name="P1" draw:layer="layout" svg:x1="4.028cm" svg:y1="9.5cm" svg:x2="5.6cm" svg:y2="9.5cm">
          <text:p/>
        </draw:line>
        <draw:frame draw:style-name="gr41" draw:text-style-name="P16" draw:layer="layout" svg:width="3.669cm" svg:height="0.755cm" svg:x="23.169cm" svg:y="12.365cm">
          <draw:text-box>
            <text:p><text:span text:style-name="T9">Projektbuch S. 36</text:span></text:p>
          </draw:text-box>
        </draw:frame>
        <draw:frame draw:style-name="gr75" draw:text-style-name="P27" draw:layer="layout" svg:width="10.67cm" svg:height="1.01cm" svg:x="11.93cm" svg:y="12.11cm">
          <draw:text-box>
            <text:p>https://www.arduino.cc/reference</text:p>
          </draw:text-box>
        </draw:frame>
        <draw:frame draw:style-name="gr76" draw:text-style-name="P16" draw:layer="layout" svg:width="7.974cm" svg:height="0.755cm" svg:x="11.626cm" svg:y="11.2cm">
          <draw:text-box>
            <text:p><text:span text:style-name="T9">Leerzeichen und Einrückung sind optional</text:span></text:p>
          </draw:text-box>
        </draw:frame>
        <draw:line draw:style-name="gr74" draw:text-style-name="P1" draw:layer="layout" svg:x1="12.393cm" svg:y1="11.2cm" svg:x2="12.393cm" svg:y2="9.745cm">
          <text:p/>
        </draw:line>
        <presentation:notes draw:style-name="dp2">
          <draw:page-thumbnail draw:style-name="gr3" draw:layer="layout" svg:width="20cm" svg:height="11.25cm" svg:x="0.5cm" svg:y="0.5cm" draw:page-number="12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7" draw:text-style-name="P28" draw:layer="layout" svg:width="9.4cm" svg:height="9.244cm" svg:x="16.4cm" svg:y="3.253cm">
          <draw:text-box>
            <text:p text:style-name="P25"><text:span text:style-name="T20">void</text:span><text:span text:style-name="T21"> </text:span><text:span text:style-name="T22">setup</text:span><text:span text:style-name="T21">() {</text:span></text:p>
            <text:p text:style-name="P25"><text:span text:style-name="T21"><text:s/> </text:span><text:span text:style-name="T23">pinMode</text:span><text:span text:style-name="T24">(2</text:span><text:span text:style-name="T25">,</text:span><text:span text:style-name="T24"> </text:span><text:span text:style-name="T26">INPUT</text:span><text:span text:style-name="T24">);</text:span></text:p>
            <text:p text:style-name="P25"><text:span text:style-name="T21"><text:s/> </text:span><text:span text:style-name="T27">pinMode</text:span><text:span text:style-name="T21">(13</text:span><text:span text:style-name="T28">,</text:span><text:span text:style-name="T21"> </text:span><text:span text:style-name="T20">OUTPUT</text:span><text:span text:style-name="T21">);</text:span></text:p>
            <text:p text:style-name="P25"><text:span text:style-name="T21">}</text:span></text:p>
            <text:p text:style-name="P25"><text:span text:style-name="T21"/></text:p>
            <text:p text:style-name="P25"><text:span text:style-name="T20">void</text:span><text:span text:style-name="T21"> </text:span><text:span text:style-name="T22">loop</text:span><text:span text:style-name="T21">() {</text:span></text:p>
            <text:p text:style-name="P25"><text:span text:style-name="T21"><text:s/> </text:span><text:span text:style-name="T20">int</text:span><text:span text:style-name="T21"> switchState </text:span><text:span text:style-name="T28">=</text:span><text:span text:style-name="T21"> </text:span><text:span text:style-name="T23">digitalRead</text:span><text:span text:style-name="T24">(2);</text:span></text:p>
            <text:p text:style-name="P25"><text:span text:style-name="T21"><text:s/> </text:span><text:span text:style-name="T22">if</text:span><text:span text:style-name="T21"> (switchState </text:span><text:span text:style-name="T28">==</text:span><text:span text:style-name="T21"> </text:span><text:span text:style-name="T20">HIGH</text:span><text:span text:style-name="T21">) {</text:span></text:p>
            <text:p text:style-name="P25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HIGH</text:span><text:span text:style-name="T21">);</text:span></text:p>
            <text:p text:style-name="P25"><text:span text:style-name="T21"><text:s/>   </text:span><text:span text:style-name="T27">delay</text:span><text:span text:style-name="T21">(200);</text:span></text:p>
            <text:p text:style-name="P25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LOW</text:span><text:span text:style-name="T21">);</text:span></text:p>
            <text:p text:style-name="P25"><text:span text:style-name="T21"><text:s/>   </text:span><text:span text:style-name="T27">delay</text:span><text:span text:style-name="T21">(200);</text:span></text:p>
            <text:p text:style-name="P25"><text:span text:style-name="T21"><text:s/> </text:span><text:span text:style-name="T21">}</text:span></text:p>
            <text:p text:style-name="P25"><text:span text:style-name="T21"><text:s/> </text:span><text:span text:style-name="T22">else</text:span><text:span text:style-name="T21"> {</text:span></text:p>
            <text:p text:style-name="P25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LOW</text:span><text:span text:style-name="T21">);</text:span></text:p>
            <text:p text:style-name="P25"><text:span text:style-name="T21"><text:s/> </text:span><text:span text:style-name="T21">}</text:span></text:p>
            <text:p text:style-name="P25"><text:span text:style-name="T21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1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5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5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0" draw:text-style-name="P16" draw:layer="layout" svg:width="7.064cm" svg:height="1.259cm" svg:x="7.262cm" svg:y="12.845cm">
          <draw:text-box>
            <text:p><text:span text:style-name="T9">braun schwarz orange <text:s text:c="2"/>gold <text:s text:c="2"/>(10 kΩ)</text:span></text:p>
            <text:p><text:span text:style-name="T9">braun schwarz schwarz rot <text:s text:c="2"/>braun</text:span></text:p>
          </draw:text-box>
        </draw:frame>
        <draw:frame draw:style-name="gr1" draw:text-style-name="P1" draw:layer="layout" svg:width="12.136cm" svg:height="9.033cm" svg:x="2.001cm" svg:y="3.361cm">
          <draw:image xlink:href="Pictures/100636B700002F6B0000234CA8FD0E6815432310.svg" xlink:type="simple" xlink:show="embed" xlink:actuate="onLoad">
            <text:p/>
          </draw:image>
          <draw:image xlink:href="Pictures/10000201000001880000012476A6518525CCB69F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3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g>
          <draw:custom-shape draw:style-name="gr42" draw:text-style-name="P11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1" draw:layer="layout" svg:x1="20cm" svg:y1="9.2cm" svg:x2="20cm" svg:y2="10cm">
            <text:p/>
          </draw:line>
          <draw:line draw:style-name="gr18" draw:text-style-name="P11" draw:layer="layout" svg:x1="19.8cm" svg:y1="9.995cm" svg:x2="20.2cm" svg:y2="9.995cm">
            <text:p/>
          </draw:line>
          <draw:frame draw:style-name="gr43" draw:text-style-name="P16" draw:layer="layout" svg:width="1.963cm" svg:height="0.755cm" draw:transform="rotate (-1.5707963267949) translate (17.9cm 6.037cm)">
            <draw:text-box>
              <text:p><text:span text:style-name="T9">Arduino</text:span></text:p>
            </draw:text-box>
          </draw:frame>
          <draw:frame draw:style-name="gr81" draw:text-style-name="P30" draw:layer="layout" svg:width="1.315cm" svg:height="0.755cm" svg:x="17.785cm" svg:y="6.6cm">
            <draw:text-box>
              <text:p text:style-name="P29"><text:span text:style-name="T9">D2</text:span></text:p>
            </draw:text-box>
          </draw:frame>
          <draw:frame draw:style-name="gr82" draw:text-style-name="P16" draw:layer="layout" svg:width="6.606cm" svg:height="2.771cm" svg:x="21cm" svg:y="7.245cm">
            <draw:text-box>
              <text:p><text:span text:style-name="T9">Pull-Down-</text:span></text:p>
              <text:p><text:span text:style-name="T9">Widerstand</text:span></text:p>
              <text:p><text:span text:style-name="T9">10 kΩ</text:span></text:p>
              <text:p><text:span text:style-name="T9">braun schwarz orange <text:s text:c="2"/>gold</text:span></text:p>
              <text:p><text:span text:style-name="T9">braun schwarz schwarz rot <text:s text:c="2"/>braun</text:span></text:p>
            </draw:text-box>
          </draw:frame>
          <draw:frame draw:style-name="gr48" draw:text-style-name="P16" draw:layer="layout" svg:width="1.463cm" svg:height="0.755cm" svg:x="19.3cm" svg:y="9.995cm">
            <draw:text-box>
              <text:p><text:span text:style-name="T9">GND</text:span></text:p>
            </draw:text-box>
          </draw:frame>
          <draw:custom-shape draw:style-name="gr50" draw:text-style-name="P11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3" draw:text-style-name="P11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4" draw:text-style-name="P31" draw:layer="layout" svg:width="1.264cm" svg:height="0.755cm" svg:x="19.336cm" svg:y="3.045cm">
            <draw:text-box>
              <text:p text:style-name="P11"><text:span text:style-name="T9">+5V</text:span></text:p>
            </draw:text-box>
          </draw:frame>
          <draw:line draw:style-name="gr85" draw:text-style-name="P1" draw:layer="layout" svg:x1="20.2cm" svg:y1="5.6cm" svg:x2="20.8cm" svg:y2="5.6cm">
            <text:p/>
          </draw:line>
          <draw:line draw:style-name="gr86" draw:text-style-name="P1" draw:layer="layout" svg:x1="20.8cm" svg:y1="5.4cm" svg:x2="20.8cm" svg:y2="5.8cm">
            <text:p/>
          </draw:line>
          <draw:custom-shape draw:style-name="gr79" draw:text-style-name="P15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7" draw:text-style-name="P33" draw:layer="layout" svg:width="11.7cm" svg:height="1.599cm" svg:x="15.5cm" svg:y="11.591cm">
          <draw:text-box>
            <text:p text:style-name="P32"><text:span text:style-name="T3">Input-Pin darf nicht unverbunden sein, sonst liest er undefinierte Werte.</text:span><text:span text:style-name="T3"><text:tab/></text:span><text:span text:style-name="T29">Projektbuch S. 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1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5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5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2.136cm" svg:height="9.033cm" svg:x="2.001cm" svg:y="3.361cm">
          <draw:image xlink:href="Pictures/100636B700002F6B0000234CA8FD0E6815432310.svg" xlink:type="simple" xlink:show="embed" xlink:actuate="onLoad">
            <text:p/>
          </draw:image>
          <draw:image xlink:href="Pictures/10000201000001880000012476A6518525CCB69F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4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7" draw:text-style-name="P28" draw:layer="layout" svg:width="9.4cm" svg:height="9.244cm" svg:x="16.4cm" svg:y="3.253cm">
          <draw:text-box>
            <text:p text:style-name="P25"><text:span text:style-name="T20">void</text:span><text:span text:style-name="T21"> </text:span><text:span text:style-name="T22">setup</text:span><text:span text:style-name="T21">() {</text:span></text:p>
            <text:p text:style-name="P25"><text:span text:style-name="T21"><text:s/> </text:span><text:span text:style-name="T23">pinMode</text:span><text:span text:style-name="T24">(2</text:span><text:span text:style-name="T25">,</text:span><text:span text:style-name="T24"> </text:span><text:span text:style-name="T26">INPUT</text:span><text:span text:style-name="T24">);</text:span></text:p>
            <text:p text:style-name="P25"><text:span text:style-name="T21"><text:s/> </text:span><text:span text:style-name="T27">pinMode</text:span><text:span text:style-name="T21">(13</text:span><text:span text:style-name="T28">,</text:span><text:span text:style-name="T21"> </text:span><text:span text:style-name="T20">OUTPUT</text:span><text:span text:style-name="T21">);</text:span></text:p>
            <text:p text:style-name="P25"><text:span text:style-name="T21">}</text:span></text:p>
            <text:p text:style-name="P25"><text:span text:style-name="T21"/></text:p>
            <text:p text:style-name="P25"><text:span text:style-name="T20">void</text:span><text:span text:style-name="T21"> </text:span><text:span text:style-name="T22">loop</text:span><text:span text:style-name="T21">() {</text:span></text:p>
            <text:p text:style-name="P25"><text:span text:style-name="T21"><text:s/> </text:span><text:span text:style-name="T20">int</text:span><text:span text:style-name="T21"> switchState </text:span><text:span text:style-name="T28">=</text:span><text:span text:style-name="T21"> </text:span><text:span text:style-name="T23">digitalRead</text:span><text:span text:style-name="T24">(2);</text:span></text:p>
            <text:p text:style-name="P25"><text:span text:style-name="T21"><text:s/> </text:span><text:span text:style-name="T22">if</text:span><text:span text:style-name="T21"> (switchState </text:span><text:span text:style-name="T28">==</text:span><text:span text:style-name="T21"> </text:span><text:span text:style-name="T20">HIGH</text:span><text:span text:style-name="T21">) {</text:span></text:p>
            <text:p text:style-name="P25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HIGH</text:span><text:span text:style-name="T21">);</text:span></text:p>
            <text:p text:style-name="P25"><text:span text:style-name="T21"><text:s/>   </text:span><text:span text:style-name="T27">delay</text:span><text:span text:style-name="T21">(200);</text:span></text:p>
            <text:p text:style-name="P25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LOW</text:span><text:span text:style-name="T21">);</text:span></text:p>
            <text:p text:style-name="P25"><text:span text:style-name="T21"><text:s/>   </text:span><text:span text:style-name="T27">delay</text:span><text:span text:style-name="T21">(200);</text:span></text:p>
            <text:p text:style-name="P25"><text:span text:style-name="T21"><text:s/> </text:span><text:span text:style-name="T21">}</text:span></text:p>
            <text:p text:style-name="P25"><text:span text:style-name="T21"><text:s/> </text:span><text:span text:style-name="T22">else</text:span><text:span text:style-name="T21"> {</text:span></text:p>
            <text:p text:style-name="P25"><text:span text:style-name="T21"><text:s/>   </text:span><text:span text:style-name="T27">digitalWrite</text:span><text:span text:style-name="T21">(13</text:span><text:span text:style-name="T28">,</text:span><text:span text:style-name="T21"> </text:span><text:span text:style-name="T20">LOW</text:span><text:span text:style-name="T21">);</text:span></text:p>
            <text:p text:style-name="P25"><text:span text:style-name="T21"><text:s/> </text:span><text:span text:style-name="T21">}</text:span></text:p>
            <text:p text:style-name="P25"><text:span text:style-name="T21">}</text:span></text:p>
          </draw:text-box>
        </draw:frame>
        <draw:line draw:style-name="gr74" draw:text-style-name="P1" draw:layer="layout" svg:x1="15.4cm" svg:y1="6.9cm" svg:x2="17cm" svg:y2="6.9cm">
          <text:p/>
        </draw:line>
        <draw:frame draw:style-name="gr88" draw:text-style-name="P30" draw:layer="layout" svg:width="6.8cm" svg:height="0.755cm" svg:x="8.4cm" svg:y="11.8cm">
          <draw:text-box>
            <text:p text:style-name="P29"><text:span text:style-name="T9">Gross-/Kleinschreibung beachten</text:span></text:p>
          </draw:text-box>
        </draw:frame>
        <draw:frame draw:style-name="gr89" draw:text-style-name="P30" draw:layer="layout" svg:width="9.2cm" svg:height="2.342cm" svg:x="6cm" svg:y="5.7cm">
          <draw:text-box>
            <text:p text:style-name="P29"><text:span text:style-name="T9">Variable</text:span></text:p>
            <text:p text:style-name="P29"><text:span text:style-name="T9">Datentyp: </text:span><text:span text:style-name="T30">int</text:span><text:span text:style-name="T9"> = Ganzzahl</text:span></text:p>
            <text:p text:style-name="P29"><text:span text:style-name="T9">gültig innerhalb des nächstäusseren </text:span><text:span text:style-name="T30">{}</text:span><text:span text:style-name="T9">-Blocks</text:span></text:p>
            <text:p text:style-name="P29"><text:span text:style-name="T30">=</text:span><text:span text:style-name="T9">: Zuweisung</text:span></text:p>
          </draw:text-box>
        </draw:frame>
        <draw:frame draw:style-name="gr90" draw:text-style-name="P30" draw:layer="layout" svg:width="6.8cm" svg:height="1.788cm" svg:x="8.4cm" svg:y="8.341cm">
          <draw:text-box>
            <text:p text:style-name="P29"><text:span text:style-name="T9">Entscheidung</text:span></text:p>
            <text:p text:style-name="P29"><text:span text:style-name="T9">wenn/dann/sonst</text:span></text:p>
            <text:p text:style-name="P29"><text:span text:style-name="T30">==</text:span><text:span text:style-name="T9">: Vergleich</text:span></text:p>
          </draw:text-box>
        </draw:frame>
        <draw:line draw:style-name="gr74" draw:text-style-name="P1" draw:layer="layout" svg:x1="15.4cm" svg:y1="8.8cm" svg:x2="17cm" svg:y2="7.4cm">
          <text:p/>
        </draw:line>
        <draw:line draw:style-name="gr74" draw:text-style-name="P1" draw:layer="layout" svg:x1="15.4cm" svg:y1="9.2cm" svg:x2="17cm" svg:y2="10.4cm">
          <text:p/>
        </draw:line>
        <draw:frame draw:style-name="gr91" draw:text-style-name="P16" draw:layer="layout" svg:width="4.388cm" svg:height="0.755cm" svg:x="2.931cm" svg:y="12.4cm">
          <draw:text-box>
            <text:p><text:span text:style-name="T9">Projektbuch S. 36–38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5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A0000272A0907D132C33D4506.svg" xlink:type="simple" xlink:show="embed" xlink:actuate="onLoad">
            <text:p/>
          </draw:image>
          <draw:image xlink:href="Pictures/100002010000014400000144A36C0F51AAAA1FB6.png" xlink:type="simple" xlink:show="embed" xlink:actuate="onLoad"/>
        </draw:frame>
        <draw:frame draw:style-name="gr92" draw:text-style-name="P12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31">analogWrite(</text:span><text:span text:style-name="T32">pin</text:span><text:span text:style-name="T31">, </text:span><text:span text:style-name="T32">duty</text:span><text:span text:style-name="T31">)</text:span> nimmt Wert zwischen 0 (immer aus) und 255 (immer ein), 128 = 50%</text:p>
            <text:p/>
            <text:p><text:span text:style-name="T29">Projektbuch S. 5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6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77" draw:text-style-name="P34" draw:layer="layout" svg:width="9.4cm" svg:height="9.244cm" svg:x="16.4cm" svg:y="3.253cm">
          <draw:text-box>
            <text:p text:style-name="P25"><text:span text:style-name="T33">void</text:span><text:span text:style-name="T34"> </text:span><text:span text:style-name="T35">setup</text:span><text:span text:style-name="T34">() {</text:span></text:p>
            <text:p text:style-name="P25"><text:span text:style-name="T34"><text:s/> </text:span><text:span text:style-name="T36">pinMode</text:span><text:span text:style-name="T34">(3</text:span><text:span text:style-name="T37">,</text:span><text:span text:style-name="T34"> </text:span><text:span text:style-name="T33">OUTPUT</text:span><text:span text:style-name="T34">);</text:span></text:p>
            <text:p text:style-name="P25"><text:span text:style-name="T34">}</text:span></text:p>
            <text:p text:style-name="P25"><text:span text:style-name="T34"/></text:p>
            <text:p text:style-name="P25"><text:span text:style-name="T33">void</text:span><text:span text:style-name="T34"> </text:span><text:span text:style-name="T35">loop</text:span><text:span text:style-name="T34">() {</text:span></text:p>
            <text:p text:style-name="P25"><text:span text:style-name="T34"><text:s/> </text:span><text:span text:style-name="T33">int</text:span><text:span text:style-name="T34"> brightness </text:span><text:span text:style-name="T37">=</text:span><text:span text:style-name="T34"> 0;</text:span></text:p>
            <text:p text:style-name="P25"><text:span text:style-name="T34"><text:s/> </text:span><text:span text:style-name="T35">while</text:span><text:span text:style-name="T34"> (brightness </text:span><text:span text:style-name="T37">&lt;</text:span><text:span text:style-name="T34"> 255) {</text:span></text:p>
            <text:p text:style-name="P25"><text:span text:style-name="T34"><text:s/>   </text:span><text:span text:style-name="T34">brightness </text:span><text:span text:style-name="T37">+=</text:span><text:span text:style-name="T34"> 51;</text:span></text:p>
            <text:p text:style-name="P25"><text:span text:style-name="T34"><text:s/>   </text:span><text:span text:style-name="T36">analogWrite</text:span><text:span text:style-name="T34">(3</text:span><text:span text:style-name="T37">,</text:span><text:span text:style-name="T34"> brightness);</text:span></text:p>
            <text:p text:style-name="P25"><text:span text:style-name="T34"><text:s/>   </text:span><text:span text:style-name="T36">delay</text:span><text:span text:style-name="T34">(200);</text:span></text:p>
            <text:p text:style-name="P25"><text:span text:style-name="T34"><text:s/> </text:span><text:span text:style-name="T34">}</text:span></text:p>
            <text:p text:style-name="P25"><text:span text:style-name="T34"><text:s/> </text:span><text:span text:style-name="T35">while</text:span><text:span text:style-name="T34"> (brightness </text:span><text:span text:style-name="T37">&gt;</text:span><text:span text:style-name="T34"> 0) {</text:span></text:p>
            <text:p text:style-name="P25"><text:span text:style-name="T34"><text:s/>   </text:span><text:span text:style-name="T34">brightness </text:span><text:span text:style-name="T37">-=</text:span><text:span text:style-name="T34"> 51;</text:span></text:p>
            <text:p text:style-name="P25"><text:span text:style-name="T34"><text:s/>   </text:span><text:span text:style-name="T36">analogWrite</text:span><text:span text:style-name="T34">(3</text:span><text:span text:style-name="T37">,</text:span><text:span text:style-name="T34"> brightness);</text:span></text:p>
            <text:p text:style-name="P25"><text:span text:style-name="T34"><text:s/>   </text:span><text:span text:style-name="T36">delay</text:span><text:span text:style-name="T34">(200);</text:span></text:p>
            <text:p text:style-name="P25"><text:span text:style-name="T34"><text:s/> </text:span><text:span text:style-name="T34">}</text:span></text:p>
            <text:p text:style-name="P25"><text:span text:style-name="T34">}</text:span></text:p>
          </draw:text-box>
        </draw:frame>
        <draw:frame draw:style-name="gr1" draw:text-style-name="P1" draw:layer="layout" svg:width="12.11cm" svg:height="9.006cm" svg:x="2.001cm" svg:y="3.361cm">
          <draw:image xlink:href="Pictures/100612B200002F6B0000234C68C35AEE8ED673FD.svg" xlink:type="simple" xlink:show="embed" xlink:actuate="onLoad">
            <text:p/>
          </draw:image>
          <draw:image xlink:href="Pictures/100002010000018800000124FC7B80B7625BB60F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7" presentation:class="page"/>
          <draw:frame presentation:style-name="pr8" draw:text-style-name="P6" draw:layer="layout" svg:width="20cm" svg:height="16.45cm" svg:x="0.5cm" svg:y="12.75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3" draw:text-style-name="P35" draw:layer="layout" svg:width="9.4cm" svg:height="8.186cm" svg:x="16.4cm" svg:y="3.253cm">
          <draw:text-box>
            <text:p text:style-name="P25"><text:span text:style-name="T38">void</text:span><text:span text:style-name="T39"> </text:span><text:span text:style-name="T40">setup</text:span><text:span text:style-name="T39">() {</text:span></text:p>
            <text:p text:style-name="P25"><text:span text:style-name="T39"><text:s/> </text:span><text:span text:style-name="T41">pinMode</text:span><text:span text:style-name="T39">(A0</text:span><text:span text:style-name="T42">,</text:span><text:span text:style-name="T39"> </text:span><text:span text:style-name="T38">INPUT</text:span><text:span text:style-name="T39">);</text:span></text:p>
            <text:p text:style-name="P25"><text:span text:style-name="T39"><text:s/> </text:span><text:span text:style-name="T41">pinMode</text:span><text:span text:style-name="T39">(4</text:span><text:span text:style-name="T42">,</text:span><text:span text:style-name="T39"> </text:span><text:span text:style-name="T38">OUTPUT</text:span><text:span text:style-name="T39">);</text:span></text:p>
            <text:p text:style-name="P25"><text:span text:style-name="T39"><text:s/> </text:span><text:span text:style-name="T41">pinMode</text:span><text:span text:style-name="T39">(5</text:span><text:span text:style-name="T42">,</text:span><text:span text:style-name="T39"> </text:span><text:span text:style-name="T38">OUTPUT</text:span><text:span text:style-name="T39">);</text:span></text:p>
            <text:p text:style-name="P25"><text:span text:style-name="T39"><text:s/> </text:span><text:span text:style-name="T41">pinMode</text:span><text:span text:style-name="T39">(6</text:span><text:span text:style-name="T42">,</text:span><text:span text:style-name="T39"> </text:span><text:span text:style-name="T38">OUTPUT</text:span><text:span text:style-name="T39">);</text:span></text:p>
            <text:p text:style-name="P25"><text:span text:style-name="T39"><text:s/> </text:span><text:span text:style-name="T41">pinMode</text:span><text:span text:style-name="T39">(7</text:span><text:span text:style-name="T42">,</text:span><text:span text:style-name="T39"> </text:span><text:span text:style-name="T38">OUTPUT</text:span><text:span text:style-name="T39">);</text:span></text:p>
            <text:p text:style-name="P25"><text:span text:style-name="T39">}</text:span></text:p>
            <text:p text:style-name="P25"><text:span text:style-name="T39"/></text:p>
            <text:p text:style-name="P25"><text:span text:style-name="T38">void</text:span><text:span text:style-name="T39"> </text:span><text:span text:style-name="T40">loop</text:span><text:span text:style-name="T39">() {</text:span></text:p>
            <text:p text:style-name="P25"><text:span text:style-name="T39"><text:s/> </text:span><text:span text:style-name="T38">int</text:span><text:span text:style-name="T39"> value </text:span><text:span text:style-name="T42">=</text:span><text:span text:style-name="T39"> </text:span><text:span text:style-name="T43">analogRead</text:span><text:span text:style-name="T44">(A0);</text:span></text:p>
            <text:p text:style-name="P25"><text:span text:style-name="T39"><text:s/> </text:span><text:span text:style-name="T41">digitalWrite</text:span><text:span text:style-name="T39">(4</text:span><text:span text:style-name="T42">,</text:span><text:span text:style-name="T39"> value </text:span><text:span text:style-name="T42">&gt;</text:span><text:span text:style-name="T39"> 200);</text:span></text:p>
            <text:p text:style-name="P25"><text:span text:style-name="T39"><text:s/> </text:span><text:span text:style-name="T41">digitalWrite</text:span><text:span text:style-name="T39">(5</text:span><text:span text:style-name="T42">,</text:span><text:span text:style-name="T39"> value </text:span><text:span text:style-name="T42">&gt;</text:span><text:span text:style-name="T39"> 400);</text:span></text:p>
            <text:p text:style-name="P25"><text:span text:style-name="T39"><text:s/> </text:span><text:span text:style-name="T41">digitalWrite</text:span><text:span text:style-name="T39">(6</text:span><text:span text:style-name="T42">,</text:span><text:span text:style-name="T39"> value </text:span><text:span text:style-name="T42">&gt;</text:span><text:span text:style-name="T39"> 600);</text:span></text:p>
            <text:p text:style-name="P25"><text:span text:style-name="T39"><text:s/> </text:span><text:span text:style-name="T41">digitalWrite</text:span><text:span text:style-name="T39">(7</text:span><text:span text:style-name="T42">,</text:span><text:span text:style-name="T39"> value </text:span><text:span text:style-name="T42">&gt;</text:span><text:span text:style-name="T39"> 800);</text:span></text:p>
            <text:p text:style-name="P25"><text:span text:style-name="T39">}</text:span></text:p>
          </draw:text-box>
        </draw:frame>
        <draw:frame draw:style-name="gr94" draw:text-style-name="P37" draw:layer="layout" svg:width="6.569cm" svg:height="1.805cm" svg:x="17.816cm" svg:y="11.995cm">
          <draw:text-box>
            <text:p text:style-name="P36"><text:span text:style-name="T45">value</text:span> =<text:tab/>0<text:tab/>…<text:tab/>1023</text:p>
            <text:p text:style-name="P36"><text:tab/>0 V<text:tab/><text:tab/>5 V</text:p>
          </draw:text-box>
        </draw:frame>
        <draw:g>
          <draw:custom-shape draw:style-name="gr42" draw:text-style-name="P11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5" draw:text-style-name="P1" draw:layer="layout" svg:x1="6.4cm" svg:y1="12.6cm" svg:x2="7.2cm" svg:y2="12.6cm">
            <text:p/>
          </draw:line>
        </draw:g>
        <draw:frame draw:style-name="gr96" draw:text-style-name="P12" draw:layer="layout" svg:width="4.46cm" svg:height="1.009cm" svg:x="1.6cm" svg:y="12cm">
          <draw:text-box>
            <text:p>Potentiometer</text:p>
          </draw:text-box>
        </draw:frame>
        <draw:frame draw:style-name="gr97" draw:text-style-name="P16" draw:layer="layout" svg:width="4.325cm" svg:height="0.755cm" svg:x="11.875cm" svg:y="13.045cm">
          <draw:text-box>
            <text:p><text:span text:style-name="T9">Projektbuch S. 43, 65</text:span></text:p>
          </draw:text-box>
        </draw:frame>
        <draw:frame draw:style-name="gr1" draw:text-style-name="P1" draw:layer="layout" svg:width="11.995cm" svg:height="9.033cm" svg:x="2.116cm" svg:y="3.334cm">
          <draw:image xlink:href="Pictures/1006B23E00002EDE0000234C204DC64B0239833B.svg" xlink:type="simple" xlink:show="embed" xlink:actuate="onLoad">
            <text:p/>
          </draw:image>
          <draw:image xlink:href="Pictures/10000201000001830000012412352D447F9FF3E7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8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Analoge Sensoren messen kontinuierliche Werte und setzen sie in kontinuierliche Spannung, z.B. zwischen 0 V und 5 V um.</text:p>
              <text:p>Mikrocontroller hat ADCs um damit umzugehen.</text:p>
              <text:p>Potentiometer als analoger Sensor: verstellbarer Widerstand, so aufgebaut, wie sein Schaltsymbol zeigt</text:p>
            </draw:text-box>
          </draw:frame>
        </presentation:notes>
      </draw:page>
      <draw:page draw:name="page19" draw:style-name="dp3" draw:master-page-name="Default" presentation:presentation-page-layout-name="AL2T1">
        <draw:frame draw:style-name="gr1" draw:text-style-name="P1" draw:layer="layout" svg:width="11.86cm" svg:height="9.7cm" svg:x="14.537cm" svg:y="3.942cm">
          <draw:image xlink:href="Pictures/10000000000004C4000003E65E3B79BAAFC86BE8.png" xlink:type="simple" xlink:show="embed" xlink:actuate="onLoad">
            <text:p/>
          </draw:image>
        </draw:frame>
        <draw:frame presentation:style-name="pr3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98" draw:text-style-name="P35" draw:layer="layout" svg:width="9.4cm" svg:height="10.302cm" svg:x="2.9cm" svg:y="3.2cm">
          <draw:text-box>
            <text:p text:style-name="P25"><text:span text:style-name="T38">void</text:span><text:span text:style-name="T39"> </text:span><text:span text:style-name="T40">setup</text:span><text:span text:style-name="T39">() {</text:span></text:p>
            <text:p text:style-name="P25"><text:span text:style-name="T39"><text:s/> </text:span><text:span text:style-name="T41">pinMode</text:span><text:span text:style-name="T39">(A0</text:span><text:span text:style-name="T42">,</text:span><text:span text:style-name="T39"> </text:span><text:span text:style-name="T38">INPUT</text:span><text:span text:style-name="T39">);</text:span></text:p>
            <text:p text:style-name="P25"><text:span text:style-name="T39"><text:s/> </text:span><text:span text:style-name="T41">pinMode</text:span><text:span text:style-name="T39">(4</text:span><text:span text:style-name="T42">,</text:span><text:span text:style-name="T39"> </text:span><text:span text:style-name="T38">OUTPUT</text:span><text:span text:style-name="T39">);</text:span></text:p>
            <text:p text:style-name="P25"><text:span text:style-name="T39"><text:s/> </text:span><text:span text:style-name="T41">pinMode</text:span><text:span text:style-name="T39">(5</text:span><text:span text:style-name="T42">,</text:span><text:span text:style-name="T39"> </text:span><text:span text:style-name="T38">OUTPUT</text:span><text:span text:style-name="T39">);</text:span></text:p>
            <text:p text:style-name="P25"><text:span text:style-name="T39"><text:s/> </text:span><text:span text:style-name="T41">pinMode</text:span><text:span text:style-name="T39">(6</text:span><text:span text:style-name="T42">,</text:span><text:span text:style-name="T39"> </text:span><text:span text:style-name="T38">OUTPUT</text:span><text:span text:style-name="T39">);</text:span></text:p>
            <text:p text:style-name="P25"><text:span text:style-name="T39"><text:s/> </text:span><text:span text:style-name="T41">pinMode</text:span><text:span text:style-name="T39">(7</text:span><text:span text:style-name="T42">,</text:span><text:span text:style-name="T39"> </text:span><text:span text:style-name="T38">OUTPUT</text:span><text:span text:style-name="T39">);</text:span></text:p>
            <text:p text:style-name="P25"><text:span text:style-name="T39"><text:s/> </text:span><text:span text:style-name="T46">Serial</text:span><text:span text:style-name="T47">.</text:span><text:span text:style-name="T43">begin</text:span><text:span text:style-name="T44">(9600);</text:span></text:p>
            <text:p text:style-name="P25"><text:span text:style-name="T39">}</text:span></text:p>
            <text:p text:style-name="P25"><text:span text:style-name="T39"/></text:p>
            <text:p text:style-name="P25"><text:span text:style-name="T38">void</text:span><text:span text:style-name="T39"> </text:span><text:span text:style-name="T40">loop</text:span><text:span text:style-name="T39">() {</text:span></text:p>
            <text:p text:style-name="P25"><text:span text:style-name="T39"><text:s/> </text:span><text:span text:style-name="T38">int</text:span><text:span text:style-name="T39"> value </text:span><text:span text:style-name="T42">=</text:span><text:span text:style-name="T39"> </text:span><text:span text:style-name="T41">analogRead</text:span><text:span text:style-name="T39">(A0);</text:span></text:p>
            <text:p text:style-name="P25"><text:span text:style-name="T39"><text:s/> </text:span><text:span text:style-name="T46">Serial</text:span><text:span text:style-name="T47">.</text:span><text:span text:style-name="T43">print</text:span><text:span text:style-name="T44">(</text:span><text:span text:style-name="T48">"val:"</text:span><text:span text:style-name="T44">);</text:span></text:p>
            <text:p text:style-name="P25"><text:span text:style-name="T39"><text:s/> </text:span><text:span text:style-name="T46">Serial</text:span><text:span text:style-name="T47">.</text:span><text:span text:style-name="T43">println</text:span><text:span text:style-name="T44">(value);</text:span></text:p>
            <text:p text:style-name="P25"><text:span text:style-name="T39"><text:s/> </text:span><text:span text:style-name="T41">digitalWrite</text:span><text:span text:style-name="T39">(4</text:span><text:span text:style-name="T42">,</text:span><text:span text:style-name="T39"> value </text:span><text:span text:style-name="T42">&gt;</text:span><text:span text:style-name="T39"> 200);</text:span></text:p>
            <text:p text:style-name="P25"><text:span text:style-name="T39"><text:s/> </text:span><text:span text:style-name="T41">digitalWrite</text:span><text:span text:style-name="T39">(5</text:span><text:span text:style-name="T42">,</text:span><text:span text:style-name="T39"> value </text:span><text:span text:style-name="T42">&gt;</text:span><text:span text:style-name="T39"> 400);</text:span></text:p>
            <text:p text:style-name="P25"><text:span text:style-name="T39"><text:s/> </text:span><text:span text:style-name="T41">digitalWrite</text:span><text:span text:style-name="T39">(6</text:span><text:span text:style-name="T42">,</text:span><text:span text:style-name="T39"> value </text:span><text:span text:style-name="T42">&gt;</text:span><text:span text:style-name="T39"> 600);</text:span></text:p>
            <text:p text:style-name="P25"><text:span text:style-name="T39"><text:s/> </text:span><text:span text:style-name="T41">digitalWrite</text:span><text:span text:style-name="T39">(7</text:span><text:span text:style-name="T42">,</text:span><text:span text:style-name="T39"> value </text:span><text:span text:style-name="T42">&gt;</text:span><text:span text:style-name="T39"> 800);</text:span></text:p>
            <text:p text:style-name="P25"><text:span text:style-name="T39"><text:s/> </text:span><text:span text:style-name="T43">delay</text:span><text:span text:style-name="T44">(200);</text:span></text:p>
            <text:p text:style-name="P25"><text:span text:style-name="T39">}</text:span></text:p>
          </draw:text-box>
        </draw:frame>
        <draw:custom-shape draw:style-name="gr99" draw:text-style-name="P11" draw:layer="layout" svg:width="1.6cm" svg:height="1.6cm" svg:x="15.7cm" svg:y="4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0" draw:text-style-name="P1" draw:layer="layout" svg:width="0.799cm" svg:height="0.999cm" svg:x="17.6cm" svg:y="5.34cm" svg:viewBox="0 0 800 1000" draw:points="0,0 800,0 800,1000">
          <text:p/>
        </draw:polyline>
        <draw:custom-shape draw:style-name="gr101" draw:text-style-name="P11" draw:layer="layout" svg:width="2.3cm" svg:height="1.2cm" svg:x="22.6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6" draw:layer="layout" svg:width="3.669cm" svg:height="0.755cm" svg:x="21.431cm" svg:y="3.2cm">
          <draw:text-box>
            <text:p><text:span text:style-name="T9">Projektbuch S. 4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9" presentation:class="page"/>
          <draw:frame presentation:style-name="pr2" draw:text-style-name="P6" draw:layer="layout" svg:width="20cm" svg:height="16.45cm" svg:x="0.501cm" svg:y="12.75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20" draw:style-name="dp4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erieller Plotter</text:p>
          </draw:text-box>
        </draw:frame>
        <draw:frame draw:style-name="gr102" draw:text-style-name="P35" draw:layer="layout" svg:width="9.4cm" svg:height="1.4cm" svg:x="2.9cm" svg:y="9.02cm">
          <draw:text-box>
            <text:p text:style-name="P25"><text:span text:style-name="T39"><text:s/> </text:span><text:span text:style-name="T46">Serial</text:span><text:span text:style-name="T47">.</text:span><text:span text:style-name="T43">print</text:span><text:span text:style-name="T44">(</text:span><text:span text:style-name="T48">"val:"</text:span><text:span text:style-name="T44">);</text:span></text:p>
            <text:p text:style-name="P25"><text:span text:style-name="T39"><text:s/> </text:span><text:span text:style-name="T46">Serial</text:span><text:span text:style-name="T47">.</text:span><text:span text:style-name="T43">println</text:span><text:span text:style-name="T44">(value);</text:span></text:p>
          </draw:text-box>
        </draw:frame>
        <draw:frame draw:style-name="gr103" draw:text-style-name="P38" draw:layer="layout" svg:width="9.7cm" svg:height="1.767cm" svg:x="1.7cm" svg:y="3.5cm">
          <draw:text-box>
            <text:p><text:span text:style-name="T49">Werkzeuge ▸ Serieller Plotter</text:span></text:p>
          </draw:text-box>
        </draw:frame>
        <draw:frame draw:style-name="gr104" draw:text-style-name="P31" draw:layer="layout" svg:width="4.316cm" svg:height="0.755cm" svg:x="6.15cm" svg:y="7.545cm">
          <draw:text-box>
            <text:p text:style-name="P11"><text:span text:style-name="T9">wichtig: kein Abstand</text:span></text:p>
          </draw:text-box>
        </draw:frame>
        <draw:line draw:style-name="gr74" draw:text-style-name="P1" draw:layer="layout" svg:x1="8.305cm" svg:y1="8.3cm" svg:x2="8.305cm" svg:y2="9.198cm">
          <text:p/>
        </draw:line>
        <draw:frame draw:style-name="gr1" draw:text-style-name="P1" draw:layer="layout" svg:width="11.44cm" svg:height="11.82cm" svg:x="14.38cm" svg:y="2.48cm">
          <draw:image xlink:href="Pictures/1000000000000486000004ACF330D8A822F9E499.png" xlink:type="simple" xlink:show="embed" xlink:actuate="onLoad">
            <text:p/>
          </draw:image>
        </draw:frame>
        <presentation:notes draw:style-name="dp2">
          <draw:page-thumbnail draw:style-name="gr3" draw:layer="layout" svg:width="20cm" svg:height="11.25cm" svg:x="0.5cm" svg:y="0.5cm" draw:page-number="20" presentation:class="page"/>
          <draw:frame presentation:style-name="pr9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Töne erzeugen</text:p>
          </draw:text-box>
        </draw:frame>
        <draw:frame draw:style-name="gr69" draw:text-style-name="P34" draw:layer="layout" svg:width="9.4cm" svg:height="7.128cm" svg:x="16.4cm" svg:y="3.253cm">
          <draw:text-box>
            <text:p text:style-name="P25"><text:span text:style-name="T33">void</text:span><text:span text:style-name="T34"> </text:span><text:span text:style-name="T35">setup</text:span><text:span text:style-name="T34">() {</text:span></text:p>
            <text:p text:style-name="P25"><text:span text:style-name="T34">}</text:span></text:p>
            <text:p text:style-name="P25"><text:span text:style-name="T34"/></text:p>
            <text:p text:style-name="P25"><text:span text:style-name="T33">void</text:span><text:span text:style-name="T34"> </text:span><text:span text:style-name="T35">loop</text:span><text:span text:style-name="T34">() {</text:span></text:p>
            <text:p text:style-name="P25"><text:span text:style-name="T34"><text:s/> </text:span><text:span text:style-name="T36">tone</text:span><text:span text:style-name="T34">(8</text:span><text:span text:style-name="T37">,</text:span><text:span text:style-name="T34"> 440</text:span><text:span text:style-name="T37">,</text:span><text:span text:style-name="T34"> 200);</text:span></text:p>
            <text:p text:style-name="P25"><text:span text:style-name="T34"><text:s/> </text:span><text:span text:style-name="T36">delay</text:span><text:span text:style-name="T34">(200);</text:span></text:p>
            <text:p text:style-name="P25"><text:span text:style-name="T34"><text:s/> </text:span><text:span text:style-name="T36">tone</text:span><text:span text:style-name="T34">(8</text:span><text:span text:style-name="T37">,</text:span><text:span text:style-name="T34"> 550</text:span><text:span text:style-name="T37">,</text:span><text:span text:style-name="T34"> 100);</text:span></text:p>
            <text:p text:style-name="P25"><text:span text:style-name="T34"><text:s/> </text:span><text:span text:style-name="T36">delay</text:span><text:span text:style-name="T34">(100);</text:span></text:p>
            <text:p text:style-name="P25"><text:span text:style-name="T34"><text:s/> </text:span><text:span text:style-name="T36">tone</text:span><text:span text:style-name="T34">(8</text:span><text:span text:style-name="T37">,</text:span><text:span text:style-name="T34"> 587</text:span><text:span text:style-name="T37">,</text:span><text:span text:style-name="T34"> 100);</text:span></text:p>
            <text:p text:style-name="P25"><text:span text:style-name="T34"><text:s/> </text:span><text:span text:style-name="T36">delay</text:span><text:span text:style-name="T34">(100);</text:span></text:p>
            <text:p text:style-name="P25"><text:span text:style-name="T34"><text:s/> </text:span><text:span text:style-name="T36">tone</text:span><text:span text:style-name="T34">(8</text:span><text:span text:style-name="T37">,</text:span><text:span text:style-name="T34"> 660</text:span><text:span text:style-name="T37">,</text:span><text:span text:style-name="T34"> 100);</text:span></text:p>
            <text:p text:style-name="P25"><text:span text:style-name="T34"><text:s/> </text:span><text:span text:style-name="T36">delay</text:span><text:span text:style-name="T34">(1600);</text:span></text:p>
            <text:p text:style-name="P25"><text:span text:style-name="T34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B0000234C443E3DC1EF5C2FBC.svg" xlink:type="simple" xlink:show="embed" xlink:actuate="onLoad">
            <text:p/>
          </draw:image>
          <draw:image xlink:href="Pictures/10000201000001880000012428AC886EA23EE1AB.png" xlink:type="simple" xlink:show="embed" xlink:actuate="onLoad"/>
        </draw:frame>
        <draw:frame draw:style-name="gr105" draw:text-style-name="P16" draw:layer="layout" svg:width="9.985cm" svg:height="2.885cm" svg:x="16.2cm" svg:y="11.134cm">
          <draw:text-box>
            <text:p><text:span text:style-name="T50">tone(</text:span><text:span text:style-name="T51">pin</text:span><text:span text:style-name="T50">, </text:span><text:span text:style-name="T51">frequency</text:span><text:span text:style-name="T50">, </text:span><text:span text:style-name="T51">[duration]</text:span><text:span text:style-name="T50">)</text:span></text:p>
            <text:p><text:span text:style-name="T9"/></text:p>
            <text:p text:style-name="P39"><text:span text:style-name="T9">https://www.arduino.cc/reference/en/language/­functions/advanced-io/tone/</text:span></text:p>
            <text:p><text:span text:style-name="T9">Projektbuch S. 71, 79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1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Programm läuft nach Aufruf von tone() sofort weiter, es wird nicht auf das Ende des Tons gewartet – deshalb zusätzliches delay()</text:p>
              <text:p>Weitere Spezialitäten zu beachten: siehe Referenz</text:p>
            </draw:text-box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ervo ansteuern <text:span text:style-name="T52">(Buch Projekt 05)</text:span></text:p>
          </draw:text-box>
        </draw:frame>
        <draw:frame draw:style-name="gr106" draw:text-style-name="P40" draw:layer="layout" svg:width="7.906cm" svg:height="4.041cm" svg:x="17.894cm" svg:y="3.253cm">
          <draw:text-box>
            <text:p text:style-name="P36"><text:span text:style-name="T49">Programm:</text:span></text:p>
            <text:p text:style-name="P36"><text:span text:style-name="T49"/></text:p>
            <text:p text:style-name="P36"><text:span text:style-name="T49">Datei ▸ Beispiele</text:span></text:p>
            <text:p text:style-name="P36"><text:span text:style-name="T49">▸ </text:span><text:span text:style-name="T49">10.StarterKit_BasicKit</text:span></text:p>
            <text:p text:style-name="P36"><text:span text:style-name="T49">▸ </text:span><text:span text:style-name="T49">p05_ServoMoodIndicator</text:span></text:p>
          </draw:text-box>
        </draw:frame>
        <draw:frame draw:style-name="gr91" draw:text-style-name="P16" draw:layer="layout" svg:width="4.388cm" svg:height="0.755cm" svg:x="11.875cm" svg:y="13.045cm">
          <draw:text-box>
            <text:p><text:span text:style-name="T9">Projektbuch S. 64–67</text:span></text:p>
          </draw:text-box>
        </draw:frame>
        <draw:frame draw:style-name="gr1" draw:text-style-name="P1" draw:layer="layout" svg:width="14.396cm" svg:height="9.035cm" svg:x="2.115cm" svg:y="3.333cm">
          <draw:image xlink:href="Pictures/100655E60000383D0000234CEDEEE41E31280148.svg" xlink:type="simple" xlink:show="embed" xlink:actuate="onLoad">
            <text:p/>
          </draw:image>
          <draw:image xlink:href="Pictures/10000201000001D100000124CCCCDE3EF6235A59.png" xlink:type="simple" xlink:show="embed" xlink:actuate="onLoad"/>
        </draw:frame>
        <draw:frame draw:style-name="gr107" draw:text-style-name="P16" draw:layer="layout" svg:width="5.734cm" svg:height="1.763cm" svg:x="2.615cm" svg:y="12.037cm">
          <draw:text-box>
            <text:p><text:span text:style-name="T9">Elektrolyt-Kondensator</text:span></text:p>
            <text:p><text:span text:style-name="T9">richtig herum anschliessen!</text:span></text:p>
            <text:p><text:span text:style-name="T9">Minus-Markierung beachten.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2" presentation:class="page"/>
          <draw:frame presentation:style-name="pr8" draw:text-style-name="P6" draw:layer="layout" svg:width="20cm" svg:height="16.45cm" svg:x="0.5cm" svg:y="12.7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53">if</text:span> und <text:span text:style-name="T53">while</text:span> geht alles, manchmal ist <text:span text:style-name="T53">for</text:span>, <text:span text:style-name="T53">switch</text:span>, <text:span text:style-name="T53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53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4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23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">
        <draw:frame presentation:style-name="pr10" draw:text-style-name="P42" draw:layer="layout" svg:width="25.2cm" svg:height="4.4cm" svg:x="1.4cm" svg:y="8.419cm" presentation:class="outline" presentation:user-transformed="true">
          <draw:text-box>
            <text:p text:style-name="P41"><text:span text:style-name="T55">Präsentationsfolien:</text:span></text:p>
            <text:p text:style-name="P41"><text:span text:style-name="T56">https://github.com/fablabwinti/workshop-arduino-1/blob/master/ArduinoI.pdf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4" presentation:class="page"/>
          <draw:frame presentation:style-name="pr9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draw:style-name="gr108" draw:text-style-name="P43" draw:layer="layout" svg:width="25.199cm" svg:height="9.134cm" svg:x="1.4cm" svg:y="3.685cm">
          <draw:text-box>
            <text:p><text:span text:style-name="T29">Quellennachweis:</text:span></text:p>
            <text:p><text:span text:style-name="T29">Arduino-Uno-Foto von www.arduino.cc, CC BY-SA 3.0</text:span></text:p>
            <text:p><text:span text:style-name="T29">Felssturz-Illustration aus dem Arduino-Projektbuch, © Arduino Srl., CC BY-NC-SA 3.0</text:span></text:p>
            <text:p><text:span text:style-name="T29">Schaltungsskizzen erstellt mit Fritzing (http://fritzing.org), CC BY-SA 3.0</text:span></text:p>
            <text:p><text:span text:style-name="T29"/></text:p>
            <text:p><text:span text:style-name="T29">© 2017–2023 Christian Walther ‹cwalther@gmx.ch›, FabLab Winti (www.fablabwinti.ch), CC BY-SA 4.0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5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3" style:family="paragraph">
      <loext:graphic-properties draw:fill="none"/>
      <style:paragraph-properties fo:text-align="center"/>
    </style:style>
    <style:style style:name="MP4" style:family="paragraph"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20.999cm" svg:height="1.484cm" svg:x="0cm" svg:y="27.3cm" presentation:class="page-number">
        <draw:text-box>
          <text:p text:style-name="MP1"><text:span text:style-name="MT1"><text:page-number>&lt;number&gt;</text:page-number></text:span></text:p>
        </draw:text-box>
      </draw:frame>
      <draw:page-thumbnail draw:layer="backgroundobjects" svg:width="18.999cm" svg:height="10.686cm" svg:x="1cm" svg:y="2.474cm"/>
      <draw:page-thumbnail draw:layer="backgroundobjects" svg:width="18.999cm" svg:height="10.686cm" svg:x="1cm" svg:y="14.939cm"/>
      <draw:frame draw:style-name="Mgr2" draw:text-style-name="MP3" draw:layer="backgroundobjects" svg:width="2.8cm" svg:height="0.88cm" svg:x="9.1cm" svg:y="26.9cm">
        <draw:image xlink:href="Pictures/100205430000CAB8000040A8D60CB4D9CFB9DB27.svg" xlink:type="simple" xlink:show="embed" xlink:actuate="onLoad">
          <text:p/>
        </draw:image>
        <draw:image xlink:href="Pictures/10000201000004E40000018FC8EFD33D46E26E7C.png" xlink:type="simple" xlink:show="embed" xlink:actuate="onLoad"/>
      </draw:frame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2" draw:text-style-name="MP3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C8EFD33D46E26E7C.png" xlink:type="simple" xlink:show="embed" xlink:actuate="onLoad"/>
      </draw:frame>
      <draw:frame presentation:style-name="Mpr1" draw:text-style-name="MP2" draw:layer="backgroundobjects" svg:width="8.875cm" svg:height="1.085cm" svg:x="9.576cm" svg:y="14.348cm" presentation:class="footer">
        <draw:text-box>
          <text:p text:style-name="MP1"><text:span text:style-name="MT1"><presentation:footer/></text:span></text:p>
        </draw:text-box>
      </draw:frame>
      <draw:frame presentation:style-name="Mpr1" draw:text-style-name="MP5" draw:layer="backgroundobjects" svg:width="6.523cm" svg:height="1.085cm" svg:x="20.076cm" svg:y="14.348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0cm" svg:height="11.25cm" svg:x="0.5cm" svg:y="0.5cm" presentation:class="page"/>
        <draw:frame presentation:style-name="Default-notes" draw:layer="backgroundobjects" svg:width="20cm" svg:height="16.45cm" svg:x="0.501cm" svg:y="12.75cm" presentation:class="notes" presentation:placeholder="true">
          <draw:text-box/>
        </draw:frame>
        <draw:frame presentation:style-name="Mpr2" draw:text-style-name="MP7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7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24-01-26T08:39:01.656501228</dc:date>
    <meta:editing-duration>P2DT2H39M4S</meta:editing-duration>
    <meta:editing-cycles>59</meta:editing-cycles>
    <meta:generator>LibreOffice/5.3.5.2$MacOSX_X86_64 LibreOffice_project/50d9bf2b0a79cdb85a3814b592608037a682059d</meta:generator>
    <meta:print-date>2022-11-04T16:23:31.944260079</meta:print-date>
    <meta:document-statistic meta:object-count="370"/>
  </office:meta>
</office:document-meta>
</file>